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9cm" svg:x="48.554cm" svg:y="0.49cm">
            <draw:object draw:notify-on-update-of-ranges="Sheet1.A52:Sheet1.A71 Sheet1.E51:Sheet1.E51 Sheet1.E52:Sheet1.E71 Sheet1.A52:Sheet1.A71 Sheet1.F51:Sheet1.F51 Sheet1.F52:Sheet1.F71 Sheet1.A52:Sheet1.A71 Sheet1.G51:Sheet1.G51 Sheet1.G52:Sheet1.G71 Sheet1.A52:Sheet1.A71 Sheet1.C51:Sheet1.C51 Sheet1.C52:Sheet1.C71 Sheet1.A52:Sheet1.A71 Sheet1.I6:Sheet1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8.586cm" svg:y="10.12cm">
            <draw:object draw:notify-on-update-of-ranges="Sheet1.A52:Sheet1.A71 Sheet1.M51:Sheet1.M51 Sheet1.M52:Sheet1.M71 Sheet1.A52:Sheet1.A71 Sheet1.N51:Sheet1.N51 Sheet1.N52:Sheet1.N71 Sheet1.A52:Sheet1.A71 Sheet1.O51:Sheet1.O51 Sheet1.O52:Sheet1.O71 Sheet1.A52:Sheet1.A71 Sheet1.P51:Sheet1.P51 Sheet1.P52:Sheet1.P71 Sheet1.A52:Sheet1.A71 Sheet1.Q51:Sheet1.Q51 Sheet1.Q52:Sheet1.Q71 Sheet1.A52:Sheet1.A71 Sheet1.R51:Sheet1.R51 Sheet1.R52:Sheet1.R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48.557cm" svg:y="19.995cm">
            <draw:object draw:notify-on-update-of-ranges="Sheet1.G52:Sheet1.G71 Sheet1.G6:Sheet1.G25 Sheet1.I52:Sheet1.I71 Sheet1.G29:Sheet1.G48 Sheet1.G52:Sheet1.G71 Sheet1.F51:Sheet1.F51 Sheet1.F52:Sheet1.F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babilistic ranking 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2309962707" calcext:value-type="float">
            <text:p>12309962707</text:p>
          </table:table-cell>
          <table:table-cell office:value-type="float" office:value="59632184484" calcext:value-type="float">
            <text:p>59632184484</text:p>
          </table:table-cell>
          <table:table-cell office:value-type="float" office:value="0.363926" calcext:value-type="float">
            <text:p>3.64E-01</text:p>
          </table:table-cell>
          <table:table-cell/>
          <table:table-cell office:value-type="float" office:value="69.544493" calcext:value-type="float">
            <text:p>69.544493</text:p>
          </table:table-cell>
          <table:table-cell office:value-type="float" office:value="5.803755" calcext:value-type="float">
            <text:p>5.803755</text:p>
          </table:table-cell>
          <table:table-cell office:value-type="float" office:value="22.066936" calcext:value-type="float">
            <text:p>22.066936</text:p>
          </table:table-cell>
          <table:table-cell office:value-type="float" office:value="13.388583" calcext:value-type="float">
            <text:p>13.388583</text:p>
          </table:table-cell>
          <table:table-cell office:value-type="float" office:value="7.926008" calcext:value-type="float">
            <text:p>7.926008</text:p>
          </table:table-cell>
          <table:table-cell office:value-type="float" office:value="7.77766" calcext:value-type="float">
            <text:p>7.77766</text:p>
          </table:table-cell>
          <table:table-cell office:value-type="float" office:value="11.029849" calcext:value-type="float">
            <text:p>11.029849</text:p>
          </table:table-cell>
          <table:table-cell/>
          <table:table-cell office:value-type="float" office:value="20.864121" calcext:value-type="float">
            <text:p>20.864121</text:p>
          </table:table-cell>
          <table:table-cell office:value-type="float" office:value="0.12985363545293" calcext:value-type="float">
            <text:p>0.12985363545293</text:p>
          </table:table-cell>
          <table:table-cell office:value-type="float" office:value="0.135182540252696" calcext:value-type="float">
            <text:p>0.1351825402526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104569721" calcext:value-type="float">
            <text:p>12104569721</text:p>
          </table:table-cell>
          <table:table-cell office:value-type="float" office:value="58128773472" calcext:value-type="float">
            <text:p>58128773472</text:p>
          </table:table-cell>
          <table:table-cell office:value-type="float" office:value="0.361791" calcext:value-type="float">
            <text:p>3.62E-01</text:p>
          </table:table-cell>
          <table:table-cell/>
          <table:table-cell office:value-type="float" office:value="69.506506" calcext:value-type="float">
            <text:p>69.506506</text:p>
          </table:table-cell>
          <table:table-cell office:value-type="float" office:value="5.874437" calcext:value-type="float">
            <text:p>5.874437</text:p>
          </table:table-cell>
          <table:table-cell office:value-type="float" office:value="21.700667" calcext:value-type="float">
            <text:p>21.700667</text:p>
          </table:table-cell>
          <table:table-cell office:value-type="float" office:value="13.584369" calcext:value-type="float">
            <text:p>13.584369</text:p>
          </table:table-cell>
          <table:table-cell office:value-type="float" office:value="8.043298" calcext:value-type="float">
            <text:p>8.043298</text:p>
          </table:table-cell>
          <table:table-cell office:value-type="float" office:value="7.800389" calcext:value-type="float">
            <text:p>7.800389</text:p>
          </table:table-cell>
          <table:table-cell office:value-type="float" office:value="11.099035" calcext:value-type="float">
            <text:p>11.099035</text:p>
          </table:table-cell>
          <table:table-cell/>
          <table:table-cell office:value-type="float" office:value="21.066032" calcext:value-type="float">
            <text:p>21.066032</text:p>
          </table:table-cell>
          <table:table-cell office:value-type="float" office:value="0.127608547345473" calcext:value-type="float">
            <text:p>0.127608547345473</text:p>
          </table:table-cell>
          <table:table-cell office:value-type="float" office:value="0.142691832538723" calcext:value-type="float">
            <text:p>0.1426918325387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895066519" calcext:value-type="float">
            <text:p>11895066519</text:p>
          </table:table-cell>
          <table:table-cell office:value-type="float" office:value="56626313436" calcext:value-type="float">
            <text:p>56626313436</text:p>
          </table:table-cell>
          <table:table-cell office:value-type="float" office:value="0.359296" calcext:value-type="float">
            <text:p>3.59E-01</text:p>
          </table:table-cell>
          <table:table-cell/>
          <table:table-cell office:value-type="float" office:value="69.537966" calcext:value-type="float">
            <text:p>69.537966</text:p>
          </table:table-cell>
          <table:table-cell office:value-type="float" office:value="5.734452" calcext:value-type="float">
            <text:p>5.734452</text:p>
          </table:table-cell>
          <table:table-cell office:value-type="float" office:value="21.898047" calcext:value-type="float">
            <text:p>21.898047</text:p>
          </table:table-cell>
          <table:table-cell office:value-type="float" office:value="13.234286" calcext:value-type="float">
            <text:p>13.234286</text:p>
          </table:table-cell>
          <table:table-cell office:value-type="float" office:value="7.913845" calcext:value-type="float">
            <text:p>7.913845</text:p>
          </table:table-cell>
          <table:table-cell office:value-type="float" office:value="7.708704" calcext:value-type="float">
            <text:p>7.708704</text:p>
          </table:table-cell>
          <table:table-cell office:value-type="float" office:value="11.433102" calcext:value-type="float">
            <text:p>11.433102</text:p>
          </table:table-cell>
          <table:table-cell/>
          <table:table-cell office:value-type="float" office:value="20.685033" calcext:value-type="float">
            <text:p>20.685033</text:p>
          </table:table-cell>
          <table:table-cell office:value-type="float" office:value="0.124601163528508" calcext:value-type="float">
            <text:p>0.124601163528508</text:p>
          </table:table-cell>
          <table:table-cell office:value-type="float" office:value="0.148812124148301" calcext:value-type="float">
            <text:p>0.1488121241483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265187479" calcext:value-type="float">
            <text:p>11265187479</text:p>
          </table:table-cell>
          <table:table-cell office:value-type="float" office:value="52117623504" calcext:value-type="float">
            <text:p>52117623504</text:p>
          </table:table-cell>
          <table:table-cell office:value-type="float" office:value="0.355519" calcext:value-type="float">
            <text:p>3.56E-01</text:p>
          </table:table-cell>
          <table:table-cell/>
          <table:table-cell office:value-type="float" office:value="72.050946" calcext:value-type="float">
            <text:p>72.050946</text:p>
          </table:table-cell>
          <table:table-cell office:value-type="float" office:value="6.040333" calcext:value-type="float">
            <text:p>6.040333</text:p>
          </table:table-cell>
          <table:table-cell office:value-type="float" office:value="22.472597" calcext:value-type="float">
            <text:p>22.472597</text:p>
          </table:table-cell>
          <table:table-cell office:value-type="float" office:value="14.161097" calcext:value-type="float">
            <text:p>14.161097</text:p>
          </table:table-cell>
          <table:table-cell office:value-type="float" office:value="8.411658" calcext:value-type="float">
            <text:p>8.411658</text:p>
          </table:table-cell>
          <table:table-cell office:value-type="float" office:value="8.094674" calcext:value-type="float">
            <text:p>8.094674</text:p>
          </table:table-cell>
          <table:table-cell office:value-type="float" office:value="11.467216" calcext:value-type="float">
            <text:p>11.467216</text:p>
          </table:table-cell>
          <table:table-cell/>
          <table:table-cell office:value-type="float" office:value="23.769613" calcext:value-type="float">
            <text:p>23.769613</text:p>
          </table:table-cell>
          <table:table-cell office:value-type="float" office:value="0.121532387493089" calcext:value-type="float">
            <text:p>0.121532387493089</text:p>
          </table:table-cell>
          <table:table-cell office:value-type="float" office:value="0.134194174039759" calcext:value-type="float">
            <text:p>0.1341941740397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40958888" calcext:value-type="float">
            <text:p>10640958888</text:p>
          </table:table-cell>
          <table:table-cell office:value-type="float" office:value="47610826200" calcext:value-type="float">
            <text:p>47610826200</text:p>
          </table:table-cell>
          <table:table-cell office:value-type="float" office:value="0.353456" calcext:value-type="float">
            <text:p>3.53E-01</text:p>
          </table:table-cell>
          <table:table-cell/>
          <table:table-cell office:value-type="float" office:value="69.372004" calcext:value-type="float">
            <text:p>69.372004</text:p>
          </table:table-cell>
          <table:table-cell office:value-type="float" office:value="5.929489" calcext:value-type="float">
            <text:p>5.929489</text:p>
          </table:table-cell>
          <table:table-cell office:value-type="float" office:value="21.472693" calcext:value-type="float">
            <text:p>21.472693</text:p>
          </table:table-cell>
          <table:table-cell office:value-type="float" office:value="13.631346" calcext:value-type="float">
            <text:p>13.631346</text:p>
          </table:table-cell>
          <table:table-cell office:value-type="float" office:value="8.17442" calcext:value-type="float">
            <text:p>8.17442</text:p>
          </table:table-cell>
          <table:table-cell office:value-type="float" office:value="8.342264" calcext:value-type="float">
            <text:p>8.342264</text:p>
          </table:table-cell>
          <table:table-cell office:value-type="float" office:value="10.194709" calcext:value-type="float">
            <text:p>10.194709</text:p>
          </table:table-cell>
          <table:table-cell/>
          <table:table-cell office:value-type="float" office:value="22.649819" calcext:value-type="float">
            <text:p>22.649819</text:p>
          </table:table-cell>
          <table:table-cell office:value-type="float" office:value="0.125736684275641" calcext:value-type="float">
            <text:p>0.125736684275641</text:p>
          </table:table-cell>
          <table:table-cell office:value-type="float" office:value="0.141072338385726" calcext:value-type="float">
            <text:p>0.1410723383857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024967687" calcext:value-type="float">
            <text:p>10024967687</text:p>
          </table:table-cell>
          <table:table-cell office:value-type="float" office:value="42773038848" calcext:value-type="float">
            <text:p>42773038848</text:p>
          </table:table-cell>
          <table:table-cell office:value-type="float" office:value="0.351438" calcext:value-type="float">
            <text:p>3.51E-01</text:p>
          </table:table-cell>
          <table:table-cell/>
          <table:table-cell office:value-type="float" office:value="69.19615" calcext:value-type="float">
            <text:p>69.19615</text:p>
          </table:table-cell>
          <table:table-cell office:value-type="float" office:value="6.025478" calcext:value-type="float">
            <text:p>6.025478</text:p>
          </table:table-cell>
          <table:table-cell office:value-type="float" office:value="21.513512" calcext:value-type="float">
            <text:p>21.513512</text:p>
          </table:table-cell>
          <table:table-cell office:value-type="float" office:value="13.122403" calcext:value-type="float">
            <text:p>13.122403</text:p>
          </table:table-cell>
          <table:table-cell office:value-type="float" office:value="8.095283" calcext:value-type="float">
            <text:p>8.095283</text:p>
          </table:table-cell>
          <table:table-cell office:value-type="float" office:value="8.267472" calcext:value-type="float">
            <text:p>8.267472</text:p>
          </table:table-cell>
          <table:table-cell office:value-type="float" office:value="10.551208" calcext:value-type="float">
            <text:p>10.551208</text:p>
          </table:table-cell>
          <table:table-cell/>
          <table:table-cell office:value-type="float" office:value="23.115647" calcext:value-type="float">
            <text:p>23.115647</text:p>
          </table:table-cell>
          <table:table-cell office:value-type="float" office:value="0.11687001566162" calcext:value-type="float">
            <text:p>0.11687001566162</text:p>
          </table:table-cell>
          <table:table-cell office:value-type="float" office:value="0.14944621669681" calcext:value-type="float">
            <text:p>0.149446216696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83758098" calcext:value-type="float">
            <text:p>9383758098</text:p>
          </table:table-cell>
          <table:table-cell office:value-type="float" office:value="37978810524" calcext:value-type="float">
            <text:p>37978810524</text:p>
          </table:table-cell>
          <table:table-cell office:value-type="float" office:value="0.342799" calcext:value-type="float">
            <text:p>3.43E-01</text:p>
          </table:table-cell>
          <table:table-cell/>
          <table:table-cell office:value-type="float" office:value="66.517547" calcext:value-type="float">
            <text:p>66.517547</text:p>
          </table:table-cell>
          <table:table-cell office:value-type="float" office:value="5.889076" calcext:value-type="float">
            <text:p>5.889076</text:p>
          </table:table-cell>
          <table:table-cell office:value-type="float" office:value="19.960814" calcext:value-type="float">
            <text:p>19.960814</text:p>
          </table:table-cell>
          <table:table-cell office:value-type="float" office:value="12.822616" calcext:value-type="float">
            <text:p>12.822616</text:p>
          </table:table-cell>
          <table:table-cell office:value-type="float" office:value="8.034391" calcext:value-type="float">
            <text:p>8.034391</text:p>
          </table:table-cell>
          <table:table-cell office:value-type="float" office:value="8.536262" calcext:value-type="float">
            <text:p>8.536262</text:p>
          </table:table-cell>
          <table:table-cell office:value-type="float" office:value="9.59542" calcext:value-type="float">
            <text:p>9.59542</text:p>
          </table:table-cell>
          <table:table-cell/>
          <table:table-cell office:value-type="float" office:value="22.451489" calcext:value-type="float">
            <text:p>22.451489</text:p>
          </table:table-cell>
          <table:table-cell office:value-type="float" office:value="0.109094750663472" calcext:value-type="float">
            <text:p>0.109094750663472</text:p>
          </table:table-cell>
          <table:table-cell office:value-type="float" office:value="0.135171399673983" calcext:value-type="float">
            <text:p>0.1351713996739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60253334" calcext:value-type="float">
            <text:p>8560253334</text:p>
          </table:table-cell>
          <table:table-cell office:value-type="float" office:value="33917813280" calcext:value-type="float">
            <text:p>33917813280</text:p>
          </table:table-cell>
          <table:table-cell office:value-type="float" office:value="0.342076" calcext:value-type="float">
            <text:p>3.42E-01</text:p>
          </table:table-cell>
          <table:table-cell/>
          <table:table-cell office:value-type="float" office:value="63.709399" calcext:value-type="float">
            <text:p>63.709399</text:p>
          </table:table-cell>
          <table:table-cell office:value-type="float" office:value="5.740424" calcext:value-type="float">
            <text:p>5.740424</text:p>
          </table:table-cell>
          <table:table-cell office:value-type="float" office:value="19.77875" calcext:value-type="float">
            <text:p>19.77875</text:p>
          </table:table-cell>
          <table:table-cell office:value-type="float" office:value="11.882809" calcext:value-type="float">
            <text:p>11.882809</text:p>
          </table:table-cell>
          <table:table-cell office:value-type="float" office:value="7.560155" calcext:value-type="float">
            <text:p>7.560155</text:p>
          </table:table-cell>
          <table:table-cell office:value-type="float" office:value="8.552501" calcext:value-type="float">
            <text:p>8.552501</text:p>
          </table:table-cell>
          <table:table-cell office:value-type="float" office:value="8.600476" calcext:value-type="float">
            <text:p>8.600476</text:p>
          </table:table-cell>
          <table:table-cell/>
          <table:table-cell office:value-type="float" office:value="22.37035" calcext:value-type="float">
            <text:p>22.37035</text:p>
          </table:table-cell>
          <table:table-cell office:value-type="float" office:value="0.15146990051561" calcext:value-type="float">
            <text:p>0.15146990051561</text:p>
          </table:table-cell>
          <table:table-cell office:value-type="float" office:value="0.139141608943487" calcext:value-type="float">
            <text:p>0.1391416089434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51473373" calcext:value-type="float">
            <text:p>7551473373</text:p>
          </table:table-cell>
          <table:table-cell office:value-type="float" office:value="30780336132" calcext:value-type="float">
            <text:p>30780336132</text:p>
          </table:table-cell>
          <table:table-cell office:value-type="float" office:value="0.340342" calcext:value-type="float">
            <text:p>3.40E-01</text:p>
          </table:table-cell>
          <table:table-cell/>
          <table:table-cell office:value-type="float" office:value="64.898205" calcext:value-type="float">
            <text:p>64.898205</text:p>
          </table:table-cell>
          <table:table-cell office:value-type="float" office:value="5.992762" calcext:value-type="float">
            <text:p>5.992762</text:p>
          </table:table-cell>
          <table:table-cell office:value-type="float" office:value="20.03854" calcext:value-type="float">
            <text:p>20.03854</text:p>
          </table:table-cell>
          <table:table-cell office:value-type="float" office:value="12.534582" calcext:value-type="float">
            <text:p>12.534582</text:p>
          </table:table-cell>
          <table:table-cell office:value-type="float" office:value="7.797337" calcext:value-type="float">
            <text:p>7.797337</text:p>
          </table:table-cell>
          <table:table-cell office:value-type="float" office:value="8.611706" calcext:value-type="float">
            <text:p>8.611706</text:p>
          </table:table-cell>
          <table:table-cell office:value-type="float" office:value="8.493177" calcext:value-type="float">
            <text:p>8.493177</text:p>
          </table:table-cell>
          <table:table-cell/>
          <table:table-cell office:value-type="float" office:value="22.08875" calcext:value-type="float">
            <text:p>22.08875</text:p>
          </table:table-cell>
          <table:table-cell office:value-type="float" office:value="0.171856990057722" calcext:value-type="float">
            <text:p>0.171856990057722</text:p>
          </table:table-cell>
          <table:table-cell office:value-type="float" office:value="0.122198012992983" calcext:value-type="float">
            <text:p>0.1221980129929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18020750" calcext:value-type="float">
            <text:p>6518020750</text:p>
          </table:table-cell>
          <table:table-cell office:value-type="float" office:value="27413084160" calcext:value-type="float">
            <text:p>27413084160</text:p>
          </table:table-cell>
          <table:table-cell office:value-type="float" office:value="0.332386" calcext:value-type="float">
            <text:p>3.32E-01</text:p>
          </table:table-cell>
          <table:table-cell/>
          <table:table-cell office:value-type="float" office:value="65.722037" calcext:value-type="float">
            <text:p>65.722037</text:p>
          </table:table-cell>
          <table:table-cell office:value-type="float" office:value="6.050933" calcext:value-type="float">
            <text:p>6.050933</text:p>
          </table:table-cell>
          <table:table-cell office:value-type="float" office:value="20.486191" calcext:value-type="float">
            <text:p>20.486191</text:p>
          </table:table-cell>
          <table:table-cell office:value-type="float" office:value="12.583812" calcext:value-type="float">
            <text:p>12.583812</text:p>
          </table:table-cell>
          <table:table-cell office:value-type="float" office:value="8.387757" calcext:value-type="float">
            <text:p>8.387757</text:p>
          </table:table-cell>
          <table:table-cell office:value-type="float" office:value="8.567618" calcext:value-type="float">
            <text:p>8.567618</text:p>
          </table:table-cell>
          <table:table-cell office:value-type="float" office:value="8.074698" calcext:value-type="float">
            <text:p>8.074698</text:p>
          </table:table-cell>
          <table:table-cell/>
          <table:table-cell office:value-type="float" office:value="22.002566" calcext:value-type="float">
            <text:p>22.002566</text:p>
          </table:table-cell>
          <table:table-cell office:value-type="float" office:value="0.167958953185049" calcext:value-type="float">
            <text:p>0.167958953185049</text:p>
          </table:table-cell>
          <table:table-cell office:value-type="float" office:value="0.11584468089484" calcext:value-type="float">
            <text:p>0.115844680894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37131438" calcext:value-type="float">
            <text:p>5837131438</text:p>
          </table:table-cell>
          <table:table-cell office:value-type="float" office:value="25248909816" calcext:value-type="float">
            <text:p>25248909816</text:p>
          </table:table-cell>
          <table:table-cell office:value-type="float" office:value="0.330623" calcext:value-type="float">
            <text:p>3.31E-01</text:p>
          </table:table-cell>
          <table:table-cell/>
          <table:table-cell office:value-type="float" office:value="58.93475" calcext:value-type="float">
            <text:p>58.93475</text:p>
          </table:table-cell>
          <table:table-cell office:value-type="float" office:value="5.06109" calcext:value-type="float">
            <text:p>5.06109</text:p>
          </table:table-cell>
          <table:table-cell office:value-type="float" office:value="21.127956" calcext:value-type="float">
            <text:p>21.127956</text:p>
          </table:table-cell>
          <table:table-cell office:value-type="float" office:value="9.828703" calcext:value-type="float">
            <text:p>9.828703</text:p>
          </table:table-cell>
          <table:table-cell office:value-type="float" office:value="6.923211" calcext:value-type="float">
            <text:p>6.923211</text:p>
          </table:table-cell>
          <table:table-cell office:value-type="float" office:value="6.327634" calcext:value-type="float">
            <text:p>6.327634</text:p>
          </table:table-cell>
          <table:table-cell office:value-type="float" office:value="8.150029" calcext:value-type="float">
            <text:p>8.150029</text:p>
          </table:table-cell>
          <table:table-cell/>
          <table:table-cell office:value-type="float" office:value="12.013112" calcext:value-type="float">
            <text:p>12.013112</text:p>
          </table:table-cell>
          <table:table-cell office:value-type="float" office:value="0.166957908419502" calcext:value-type="float">
            <text:p>0.166957908419502</text:p>
          </table:table-cell>
          <table:table-cell office:value-type="float" office:value="0.103897345190951" calcext:value-type="float">
            <text:p>0.1038973451909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74717099" calcext:value-type="float">
            <text:p>5174717099</text:p>
          </table:table-cell>
          <table:table-cell office:value-type="float" office:value="23016780288" calcext:value-type="float">
            <text:p>23016780288</text:p>
          </table:table-cell>
          <table:table-cell office:value-type="float" office:value="0.320213" calcext:value-type="float">
            <text:p>3.20E-01</text:p>
          </table:table-cell>
          <table:table-cell/>
          <table:table-cell office:value-type="float" office:value="59.675149" calcext:value-type="float">
            <text:p>59.675149</text:p>
          </table:table-cell>
          <table:table-cell office:value-type="float" office:value="5.171993" calcext:value-type="float">
            <text:p>5.171993</text:p>
          </table:table-cell>
          <table:table-cell office:value-type="float" office:value="21.155316" calcext:value-type="float">
            <text:p>21.155316</text:p>
          </table:table-cell>
          <table:table-cell office:value-type="float" office:value="10.107993" calcext:value-type="float">
            <text:p>10.107993</text:p>
          </table:table-cell>
          <table:table-cell office:value-type="float" office:value="7.124163" calcext:value-type="float">
            <text:p>7.124163</text:p>
          </table:table-cell>
          <table:table-cell office:value-type="float" office:value="6.305291" calcext:value-type="float">
            <text:p>6.305291</text:p>
          </table:table-cell>
          <table:table-cell office:value-type="float" office:value="8.187373" calcext:value-type="float">
            <text:p>8.187373</text:p>
          </table:table-cell>
          <table:table-cell/>
          <table:table-cell office:value-type="float" office:value="11.199279" calcext:value-type="float">
            <text:p>11.199279</text:p>
          </table:table-cell>
          <table:table-cell office:value-type="float" office:value="0.159096621109333" calcext:value-type="float">
            <text:p>0.159096621109333</text:p>
          </table:table-cell>
          <table:table-cell office:value-type="float" office:value="0.104960586376345" calcext:value-type="float">
            <text:p>0.1049605863763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08413557" calcext:value-type="float">
            <text:p>4508413557</text:p>
          </table:table-cell>
          <table:table-cell office:value-type="float" office:value="20766816504" calcext:value-type="float">
            <text:p>20766816504</text:p>
          </table:table-cell>
          <table:table-cell office:value-type="float" office:value="0.313558" calcext:value-type="float">
            <text:p>3.14E-01</text:p>
          </table:table-cell>
          <table:table-cell/>
          <table:table-cell office:value-type="float" office:value="59.415672" calcext:value-type="float">
            <text:p>59.415672</text:p>
          </table:table-cell>
          <table:table-cell office:value-type="float" office:value="4.99879" calcext:value-type="float">
            <text:p>4.99879</text:p>
          </table:table-cell>
          <table:table-cell office:value-type="float" office:value="21.716434" calcext:value-type="float">
            <text:p>21.716434</text:p>
          </table:table-cell>
          <table:table-cell office:value-type="float" office:value="9.981588" calcext:value-type="float">
            <text:p>9.981588</text:p>
          </table:table-cell>
          <table:table-cell office:value-type="float" office:value="7.192227" calcext:value-type="float">
            <text:p>7.192227</text:p>
          </table:table-cell>
          <table:table-cell office:value-type="float" office:value="6.251258" calcext:value-type="float">
            <text:p>6.251258</text:p>
          </table:table-cell>
          <table:table-cell office:value-type="float" office:value="7.772867" calcext:value-type="float">
            <text:p>7.772867</text:p>
          </table:table-cell>
          <table:table-cell/>
          <table:table-cell office:value-type="float" office:value="10.619259" calcext:value-type="float">
            <text:p>10.619259</text:p>
          </table:table-cell>
          <table:table-cell office:value-type="float" office:value="0.152228439219243" calcext:value-type="float">
            <text:p>0.152228439219243</text:p>
          </table:table-cell>
          <table:table-cell office:value-type="float" office:value="0.0985028286103042" calcext:value-type="float">
            <text:p>0.09850282861030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40992778" calcext:value-type="float">
            <text:p>3840992778</text:p>
          </table:table-cell>
          <table:table-cell office:value-type="float" office:value="18437733216" calcext:value-type="float">
            <text:p>18437733216</text:p>
          </table:table-cell>
          <table:table-cell office:value-type="float" office:value="0.311823" calcext:value-type="float">
            <text:p>3.12E-01</text:p>
          </table:table-cell>
          <table:table-cell/>
          <table:table-cell office:value-type="float" office:value="60.09096" calcext:value-type="float">
            <text:p>60.09096</text:p>
          </table:table-cell>
          <table:table-cell office:value-type="float" office:value="5.103598" calcext:value-type="float">
            <text:p>5.103598</text:p>
          </table:table-cell>
          <table:table-cell office:value-type="float" office:value="21.88495" calcext:value-type="float">
            <text:p>21.88495</text:p>
          </table:table-cell>
          <table:table-cell office:value-type="float" office:value="10.320333" calcext:value-type="float">
            <text:p>10.320333</text:p>
          </table:table-cell>
          <table:table-cell office:value-type="float" office:value="7.401338" calcext:value-type="float">
            <text:p>7.401338</text:p>
          </table:table-cell>
          <table:table-cell office:value-type="float" office:value="6.246772" calcext:value-type="float">
            <text:p>6.246772</text:p>
          </table:table-cell>
          <table:table-cell office:value-type="float" office:value="7.623827" calcext:value-type="float">
            <text:p>7.623827</text:p>
          </table:table-cell>
          <table:table-cell/>
          <table:table-cell office:value-type="float" office:value="10.00259" calcext:value-type="float">
            <text:p>10.00259</text:p>
          </table:table-cell>
          <table:table-cell office:value-type="float" office:value="0.146745310601827" calcext:value-type="float">
            <text:p>0.146745310601827</text:p>
          </table:table-cell>
          <table:table-cell office:value-type="float" office:value="0.0999838427042767" calcext:value-type="float">
            <text:p>0.09998384270427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69823411" calcext:value-type="float">
            <text:p>3169823411</text:p>
          </table:table-cell>
          <table:table-cell office:value-type="float" office:value="16136400960" calcext:value-type="float">
            <text:p>16136400960</text:p>
          </table:table-cell>
          <table:table-cell office:value-type="float" office:value="0.30611" calcext:value-type="float">
            <text:p>3.06E-01</text:p>
          </table:table-cell>
          <table:table-cell/>
          <table:table-cell office:value-type="float" office:value="62.22281" calcext:value-type="float">
            <text:p>62.22281</text:p>
          </table:table-cell>
          <table:table-cell office:value-type="float" office:value="5.070209" calcext:value-type="float">
            <text:p>5.070209</text:p>
          </table:table-cell>
          <table:table-cell office:value-type="float" office:value="22.90335" calcext:value-type="float">
            <text:p>22.90335</text:p>
          </table:table-cell>
          <table:table-cell office:value-type="float" office:value="11.020746" calcext:value-type="float">
            <text:p>11.020746</text:p>
          </table:table-cell>
          <table:table-cell office:value-type="float" office:value="7.643042" calcext:value-type="float">
            <text:p>7.643042</text:p>
          </table:table-cell>
          <table:table-cell office:value-type="float" office:value="6.108916" calcext:value-type="float">
            <text:p>6.108916</text:p>
          </table:table-cell>
          <table:table-cell office:value-type="float" office:value="7.913321" calcext:value-type="float">
            <text:p>7.913321</text:p>
          </table:table-cell>
          <table:table-cell/>
          <table:table-cell office:value-type="float" office:value="10.132017" calcext:value-type="float">
            <text:p>10.132017</text:p>
          </table:table-cell>
          <table:table-cell office:value-type="float" office:value="0.134966484859809" calcext:value-type="float">
            <text:p>0.134966484859809</text:p>
          </table:table-cell>
          <table:table-cell office:value-type="float" office:value="0.0917572589272178" calcext:value-type="float">
            <text:p>0.09175725892721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90989957" calcext:value-type="float">
            <text:p>2490989957</text:p>
          </table:table-cell>
          <table:table-cell office:value-type="float" office:value="13807673856" calcext:value-type="float">
            <text:p>13807673856</text:p>
          </table:table-cell>
          <table:table-cell office:value-type="float" office:value="0.295873" calcext:value-type="float">
            <text:p>2.96E-01</text:p>
          </table:table-cell>
          <table:table-cell/>
          <table:table-cell office:value-type="float" office:value="65.085729" calcext:value-type="float">
            <text:p>65.085729</text:p>
          </table:table-cell>
          <table:table-cell office:value-type="float" office:value="5.157111" calcext:value-type="float">
            <text:p>5.157111</text:p>
          </table:table-cell>
          <table:table-cell office:value-type="float" office:value="24.832152" calcext:value-type="float">
            <text:p>24.832152</text:p>
          </table:table-cell>
          <table:table-cell office:value-type="float" office:value="11.550263" calcext:value-type="float">
            <text:p>11.550263</text:p>
          </table:table-cell>
          <table:table-cell office:value-type="float" office:value="7.748688" calcext:value-type="float">
            <text:p>7.748688</text:p>
          </table:table-cell>
          <table:table-cell office:value-type="float" office:value="6.021385" calcext:value-type="float">
            <text:p>6.021385</text:p>
          </table:table-cell>
          <table:table-cell office:value-type="float" office:value="8.188131" calcext:value-type="float">
            <text:p>8.188131</text:p>
          </table:table-cell>
          <table:table-cell/>
          <table:table-cell office:value-type="float" office:value="10.846958" calcext:value-type="float">
            <text:p>10.846958</text:p>
          </table:table-cell>
          <table:table-cell office:value-type="float" office:value="0.123543566082578" calcext:value-type="float">
            <text:p>0.123543566082578</text:p>
          </table:table-cell>
          <table:table-cell office:value-type="float" office:value="0.0859591635376816" calcext:value-type="float">
            <text:p>0.08595916353768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39218154" calcext:value-type="float">
            <text:p>1839218154</text:p>
          </table:table-cell>
          <table:table-cell office:value-type="float" office:value="11520332352" calcext:value-type="float">
            <text:p>11520332352</text:p>
          </table:table-cell>
          <table:table-cell office:value-type="float" office:value="0.29232" calcext:value-type="float">
            <text:p>2.92E-01</text:p>
          </table:table-cell>
          <table:table-cell/>
          <table:table-cell office:value-type="float" office:value="68.282776" calcext:value-type="float">
            <text:p>68.282776</text:p>
          </table:table-cell>
          <table:table-cell office:value-type="float" office:value="5.146271" calcext:value-type="float">
            <text:p>5.146271</text:p>
          </table:table-cell>
          <table:table-cell office:value-type="float" office:value="26.539482" calcext:value-type="float">
            <text:p>26.539482</text:p>
          </table:table-cell>
          <table:table-cell office:value-type="float" office:value="12.514657" calcext:value-type="float">
            <text:p>12.514657</text:p>
          </table:table-cell>
          <table:table-cell office:value-type="float" office:value="8.442024" calcext:value-type="float">
            <text:p>8.442024</text:p>
          </table:table-cell>
          <table:table-cell office:value-type="float" office:value="6.128149" calcext:value-type="float">
            <text:p>6.128149</text:p>
          </table:table-cell>
          <table:table-cell office:value-type="float" office:value="7.972123" calcext:value-type="float">
            <text:p>7.972123</text:p>
          </table:table-cell>
          <table:table-cell/>
          <table:table-cell office:value-type="float" office:value="9.723193" calcext:value-type="float">
            <text:p>9.723193</text:p>
          </table:table-cell>
          <table:table-cell office:value-type="float" office:value="0.1204137094943" calcext:value-type="float">
            <text:p>0.1204137094943</text:p>
          </table:table-cell>
          <table:table-cell office:value-type="float" office:value="0.0756083953365558" calcext:value-type="float">
            <text:p>0.07560839533655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63874565" calcext:value-type="float">
            <text:p>1263874565</text:p>
          </table:table-cell>
          <table:table-cell office:value-type="float" office:value="7782236640" calcext:value-type="float">
            <text:p>7782236640</text:p>
          </table:table-cell>
          <table:table-cell office:value-type="float" office:value="0.278952" calcext:value-type="float">
            <text:p>2.79E-01</text:p>
          </table:table-cell>
          <table:table-cell/>
          <table:table-cell office:value-type="float" office:value="70.220413" calcext:value-type="float">
            <text:p>70.220413</text:p>
          </table:table-cell>
          <table:table-cell office:value-type="float" office:value="5.213758" calcext:value-type="float">
            <text:p>5.213758</text:p>
          </table:table-cell>
          <table:table-cell office:value-type="float" office:value="28.122237" calcext:value-type="float">
            <text:p>28.122237</text:p>
          </table:table-cell>
          <table:table-cell office:value-type="float" office:value="12.745464" calcext:value-type="float">
            <text:p>12.745464</text:p>
          </table:table-cell>
          <table:table-cell office:value-type="float" office:value="8.746054" calcext:value-type="float">
            <text:p>8.746054</text:p>
          </table:table-cell>
          <table:table-cell office:value-type="float" office:value="6.601307" calcext:value-type="float">
            <text:p>6.601307</text:p>
          </table:table-cell>
          <table:table-cell office:value-type="float" office:value="7.304002" calcext:value-type="float">
            <text:p>7.304002</text:p>
          </table:table-cell>
          <table:table-cell/>
          <table:table-cell office:value-type="float" office:value="9.534305" calcext:value-type="float">
            <text:p>9.534305</text:p>
          </table:table-cell>
          <table:table-cell office:value-type="float" office:value="0.0974299071155515" calcext:value-type="float">
            <text:p>0.0974299071155515</text:p>
          </table:table-cell>
          <table:table-cell office:value-type="float" office:value="0.0873135778210382" calcext:value-type="float">
            <text:p>0.08731357782103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9764241" calcext:value-type="float">
            <text:p>679764241</text:p>
          </table:table-cell>
          <table:table-cell office:value-type="float" office:value="3776685336" calcext:value-type="float">
            <text:p>3776685336</text:p>
          </table:table-cell>
          <table:table-cell office:value-type="float" office:value="0.255178" calcext:value-type="float">
            <text:p>2.55E-01</text:p>
          </table:table-cell>
          <table:table-cell/>
          <table:table-cell office:value-type="float" office:value="65.111334" calcext:value-type="float">
            <text:p>65.111334</text:p>
          </table:table-cell>
          <table:table-cell office:value-type="float" office:value="5.384842" calcext:value-type="float">
            <text:p>5.384842</text:p>
          </table:table-cell>
          <table:table-cell office:value-type="float" office:value="27.006618" calcext:value-type="float">
            <text:p>27.006618</text:p>
          </table:table-cell>
          <table:table-cell office:value-type="float" office:value="12.022873" calcext:value-type="float">
            <text:p>12.022873</text:p>
          </table:table-cell>
          <table:table-cell office:value-type="float" office:value="8.024765" calcext:value-type="float">
            <text:p>8.024765</text:p>
          </table:table-cell>
          <table:table-cell office:value-type="float" office:value="6.926404" calcext:value-type="float">
            <text:p>6.926404</text:p>
          </table:table-cell>
          <table:table-cell office:value-type="float" office:value="4.751524" calcext:value-type="float">
            <text:p>4.751524</text:p>
          </table:table-cell>
          <table:table-cell/>
          <table:table-cell office:value-type="float" office:value="7.978884" calcext:value-type="float">
            <text:p>7.978884</text:p>
          </table:table-cell>
          <table:table-cell office:value-type="float" office:value="0.103126531085601" calcext:value-type="float">
            <text:p>0.103126531085601</text:p>
          </table:table-cell>
          <table:table-cell table:style-name="ce1" office:value-type="float" office:value="0.0803001428065864" calcext:value-type="float">
            <text:p>8.03E-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6434102" calcext:value-type="float">
            <text:p>396434102</text:p>
          </table:table-cell>
          <table:table-cell office:value-type="float" office:value="1826377128" calcext:value-type="float">
            <text:p>1826377128</text:p>
          </table:table-cell>
          <table:table-cell office:value-type="float" office:value="0.233905" calcext:value-type="float">
            <text:p>2.34E-01</text:p>
          </table:table-cell>
          <table:table-cell/>
          <table:table-cell office:value-type="float" office:value="64.117452" calcext:value-type="float">
            <text:p>64.117452</text:p>
          </table:table-cell>
          <table:table-cell office:value-type="float" office:value="6.022745" calcext:value-type="float">
            <text:p>6.022745</text:p>
          </table:table-cell>
          <table:table-cell office:value-type="float" office:value="26.133839" calcext:value-type="float">
            <text:p>26.133839</text:p>
          </table:table-cell>
          <table:table-cell office:value-type="float" office:value="11.990925" calcext:value-type="float">
            <text:p>11.990925</text:p>
          </table:table-cell>
          <table:table-cell office:value-type="float" office:value="7.797243" calcext:value-type="float">
            <text:p>7.797243</text:p>
          </table:table-cell>
          <table:table-cell office:value-type="float" office:value="7.409149" calcext:value-type="float">
            <text:p>7.409149</text:p>
          </table:table-cell>
          <table:table-cell office:value-type="float" office:value="3.280639" calcext:value-type="float">
            <text:p>3.280639</text:p>
          </table:table-cell>
          <table:table-cell/>
          <table:table-cell office:value-type="float" office:value="7.018998" calcext:value-type="float">
            <text:p>7.018998</text:p>
          </table:table-cell>
          <table:table-cell office:value-type="float" office:value="0.0759180921964038" calcext:value-type="float">
            <text:p>0.0759180921964038</text:p>
          </table:table-cell>
          <table:table-cell table:style-name="ce1" office:value-type="float" office:value="0.0667333500783825" calcext:value-type="float">
            <text:p>6.67E-0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etermin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2246845214" calcext:value-type="float">
            <text:p>12246845214</text:p>
          </table:table-cell>
          <table:table-cell office:value-type="float" office:value="59939909856" calcext:value-type="float">
            <text:p>59939909856</text:p>
          </table:table-cell>
          <table:table-cell office:value-type="float" office:value="0.395694" calcext:value-type="float">
            <text:p>3.96E-01</text:p>
          </table:table-cell>
          <table:table-cell/>
          <table:table-cell office:value-type="float" office:value="65.88627" calcext:value-type="float">
            <text:p>65.88627</text:p>
          </table:table-cell>
          <table:table-cell office:value-type="float" office:value="3.068322" calcext:value-type="float">
            <text:p>3.068322</text:p>
          </table:table-cell>
          <table:table-cell office:value-type="float" office:value="20.726472" calcext:value-type="float">
            <text:p>20.726472</text:p>
          </table:table-cell>
          <table:table-cell office:value-type="float" office:value="14.18797" calcext:value-type="float">
            <text:p>14.18797</text:p>
          </table:table-cell>
          <table:table-cell office:value-type="float" office:value="8.181981" calcext:value-type="float">
            <text:p>8.181981</text:p>
          </table:table-cell>
          <table:table-cell office:value-type="float" office:value="7.182465" calcext:value-type="float">
            <text:p>7.182465</text:p>
          </table:table-cell>
          <table:table-cell office:value-type="float" office:value="11.022803" calcext:value-type="float">
            <text:p>11.022803</text:p>
          </table:table-cell>
          <table:table-cell/>
          <table:table-cell office:value-type="float" office:value="23.688628" calcext:value-type="float">
            <text:p>23.688628</text:p>
          </table:table-cell>
          <table:table-cell office:value-type="float" office:value="0.143640497179063" calcext:value-type="float">
            <text:p>0.143640497179063</text:p>
          </table:table-cell>
          <table:table-cell office:value-type="float" office:value="0.140212734823553" calcext:value-type="float">
            <text:p>0.1402127348235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038966465" calcext:value-type="float">
            <text:p>12038966465</text:p>
          </table:table-cell>
          <table:table-cell office:value-type="float" office:value="58446258696" calcext:value-type="float">
            <text:p>58446258696</text:p>
          </table:table-cell>
          <table:table-cell office:value-type="float" office:value="0.393174" calcext:value-type="float">
            <text:p>3.93E-01</text:p>
          </table:table-cell>
          <table:table-cell/>
          <table:table-cell office:value-type="float" office:value="63.414864" calcext:value-type="float">
            <text:p>63.414864</text:p>
          </table:table-cell>
          <table:table-cell office:value-type="float" office:value="3.142506" calcext:value-type="float">
            <text:p>3.142506</text:p>
          </table:table-cell>
          <table:table-cell office:value-type="float" office:value="19.307096" calcext:value-type="float">
            <text:p>19.307096</text:p>
          </table:table-cell>
          <table:table-cell office:value-type="float" office:value="13.449468" calcext:value-type="float">
            <text:p>13.449468</text:p>
          </table:table-cell>
          <table:table-cell office:value-type="float" office:value="7.86843" calcext:value-type="float">
            <text:p>7.86843</text:p>
          </table:table-cell>
          <table:table-cell office:value-type="float" office:value="7.215648" calcext:value-type="float">
            <text:p>7.215648</text:p>
          </table:table-cell>
          <table:table-cell office:value-type="float" office:value="10.820572" calcext:value-type="float">
            <text:p>10.820572</text:p>
          </table:table-cell>
          <table:table-cell/>
          <table:table-cell office:value-type="float" office:value="20.863939" calcext:value-type="float">
            <text:p>20.863939</text:p>
          </table:table-cell>
          <table:table-cell office:value-type="float" office:value="0.130430304395454" calcext:value-type="float">
            <text:p>0.130430304395454</text:p>
          </table:table-cell>
          <table:table-cell office:value-type="float" office:value="0.144455455300548" calcext:value-type="float">
            <text:p>0.1444554553005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831250463" calcext:value-type="float">
            <text:p>11831250463</text:p>
          </table:table-cell>
          <table:table-cell office:value-type="float" office:value="56962640700" calcext:value-type="float">
            <text:p>56962640700</text:p>
          </table:table-cell>
          <table:table-cell office:value-type="float" office:value="0.39105" calcext:value-type="float">
            <text:p>3.91E-01</text:p>
          </table:table-cell>
          <table:table-cell/>
          <table:table-cell office:value-type="float" office:value="64.000588" calcext:value-type="float">
            <text:p>64.000588</text:p>
          </table:table-cell>
          <table:table-cell office:value-type="float" office:value="3.026875" calcext:value-type="float">
            <text:p>3.026875</text:p>
          </table:table-cell>
          <table:table-cell office:value-type="float" office:value="19.861949" calcext:value-type="float">
            <text:p>19.861949</text:p>
          </table:table-cell>
          <table:table-cell office:value-type="float" office:value="13.511484" calcext:value-type="float">
            <text:p>13.511484</text:p>
          </table:table-cell>
          <table:table-cell office:value-type="float" office:value="7.574641" calcext:value-type="float">
            <text:p>7.574641</text:p>
          </table:table-cell>
          <table:table-cell office:value-type="float" office:value="7.228645" calcext:value-type="float">
            <text:p>7.228645</text:p>
          </table:table-cell>
          <table:table-cell office:value-type="float" office:value="11.286068" calcext:value-type="float">
            <text:p>11.286068</text:p>
          </table:table-cell>
          <table:table-cell/>
          <table:table-cell office:value-type="float" office:value="21.095661" calcext:value-type="float">
            <text:p>21.095661</text:p>
          </table:table-cell>
          <table:table-cell office:value-type="float" office:value="0.131554511997817" calcext:value-type="float">
            <text:p>0.131554511997817</text:p>
          </table:table-cell>
          <table:table-cell office:value-type="float" office:value="0.148966355298959" calcext:value-type="float">
            <text:p>0.1489663552989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203387641" calcext:value-type="float">
            <text:p>11203387641</text:p>
          </table:table-cell>
          <table:table-cell office:value-type="float" office:value="52428879072" calcext:value-type="float">
            <text:p>52428879072</text:p>
          </table:table-cell>
          <table:table-cell office:value-type="float" office:value="0.386557" calcext:value-type="float">
            <text:p>3.87E-01</text:p>
          </table:table-cell>
          <table:table-cell/>
          <table:table-cell office:value-type="float" office:value="63.655491" calcext:value-type="float">
            <text:p>63.655491</text:p>
          </table:table-cell>
          <table:table-cell office:value-type="float" office:value="3.171965" calcext:value-type="float">
            <text:p>3.171965</text:p>
          </table:table-cell>
          <table:table-cell office:value-type="float" office:value="19.288637" calcext:value-type="float">
            <text:p>19.288637</text:p>
          </table:table-cell>
          <table:table-cell office:value-type="float" office:value="13.482932" calcext:value-type="float">
            <text:p>13.482932</text:p>
          </table:table-cell>
          <table:table-cell office:value-type="float" office:value="8.405545" calcext:value-type="float">
            <text:p>8.405545</text:p>
          </table:table-cell>
          <table:table-cell office:value-type="float" office:value="7.424103" calcext:value-type="float">
            <text:p>7.424103</text:p>
          </table:table-cell>
          <table:table-cell office:value-type="float" office:value="10.302308" calcext:value-type="float">
            <text:p>10.302308</text:p>
          </table:table-cell>
          <table:table-cell/>
          <table:table-cell office:value-type="float" office:value="22.359524" calcext:value-type="float">
            <text:p>22.359524</text:p>
          </table:table-cell>
          <table:table-cell office:value-type="float" office:value="0.126995454866867" calcext:value-type="float">
            <text:p>0.126995454866867</text:p>
          </table:table-cell>
          <table:table-cell office:value-type="float" office:value="0.143078192530445" calcext:value-type="float">
            <text:p>0.14307819253044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571656844" calcext:value-type="float">
            <text:p>10571656844</text:p>
          </table:table-cell>
          <table:table-cell office:value-type="float" office:value="47835334260" calcext:value-type="float">
            <text:p>47835334260</text:p>
          </table:table-cell>
          <table:table-cell office:value-type="float" office:value="0.383562" calcext:value-type="float">
            <text:p>3.84E-01</text:p>
          </table:table-cell>
          <table:table-cell/>
          <table:table-cell office:value-type="float" office:value="64.21348" calcext:value-type="float">
            <text:p>64.21348</text:p>
          </table:table-cell>
          <table:table-cell office:value-type="float" office:value="3.244118" calcext:value-type="float">
            <text:p>3.244118</text:p>
          </table:table-cell>
          <table:table-cell office:value-type="float" office:value="19.326743" calcext:value-type="float">
            <text:p>19.326743</text:p>
          </table:table-cell>
          <table:table-cell office:value-type="float" office:value="13.708726" calcext:value-type="float">
            <text:p>13.708726</text:p>
          </table:table-cell>
          <table:table-cell office:value-type="float" office:value="8.295507" calcext:value-type="float">
            <text:p>8.295507</text:p>
          </table:table-cell>
          <table:table-cell office:value-type="float" office:value="7.752463" calcext:value-type="float">
            <text:p>7.752463</text:p>
          </table:table-cell>
          <table:table-cell office:value-type="float" office:value="10.33686" calcext:value-type="float">
            <text:p>10.33686</text:p>
          </table:table-cell>
          <table:table-cell/>
          <table:table-cell office:value-type="float" office:value="23.283455" calcext:value-type="float">
            <text:p>23.283455</text:p>
          </table:table-cell>
          <table:table-cell office:value-type="float" office:value="0.133366773657643" calcext:value-type="float">
            <text:p>0.133366773657643</text:p>
          </table:table-cell>
          <table:table-cell office:value-type="float" office:value="0.142267423959464" calcext:value-type="float">
            <text:p>0.1422674239594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54905505" calcext:value-type="float">
            <text:p>9954905505</text:p>
          </table:table-cell>
          <table:table-cell office:value-type="float" office:value="42964697088" calcext:value-type="float">
            <text:p>42964697088</text:p>
          </table:table-cell>
          <table:table-cell office:value-type="float" office:value="0.380869" calcext:value-type="float">
            <text:p>3.81E-01</text:p>
          </table:table-cell>
          <table:table-cell/>
          <table:table-cell office:value-type="float" office:value="92.550391" calcext:value-type="float">
            <text:p>92.550391</text:p>
          </table:table-cell>
          <table:table-cell office:value-type="float" office:value="6.613015" calcext:value-type="float">
            <text:p>6.613015</text:p>
          </table:table-cell>
          <table:table-cell office:value-type="float" office:value="22.829008" calcext:value-type="float">
            <text:p>22.829008</text:p>
          </table:table-cell>
          <table:table-cell office:value-type="float" office:value="15.036433" calcext:value-type="float">
            <text:p>15.036433</text:p>
          </table:table-cell>
          <table:table-cell office:value-type="float" office:value="10.601802" calcext:value-type="float">
            <text:p>10.601802</text:p>
          </table:table-cell>
          <table:table-cell office:value-type="float" office:value="10.655624" calcext:value-type="float">
            <text:p>10.655624</text:p>
          </table:table-cell>
          <table:table-cell office:value-type="float" office:value="22.179067" calcext:value-type="float">
            <text:p>22.179067</text:p>
          </table:table-cell>
          <table:table-cell/>
          <table:table-cell office:value-type="float" office:value="32.360791" calcext:value-type="float">
            <text:p>32.360791</text:p>
          </table:table-cell>
          <table:table-cell office:value-type="float" office:value="0.129890671225585" calcext:value-type="float">
            <text:p>0.129890671225585</text:p>
          </table:table-cell>
          <table:table-cell office:value-type="float" office:value="0.151305886513235" calcext:value-type="float">
            <text:p>0.1513058865132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27196776" calcext:value-type="float">
            <text:p>9327196776</text:p>
          </table:table-cell>
          <table:table-cell office:value-type="float" office:value="38063431944" calcext:value-type="float">
            <text:p>38063431944</text:p>
          </table:table-cell>
          <table:table-cell office:value-type="float" office:value="0.373105" calcext:value-type="float">
            <text:p>3.73E-01</text:p>
          </table:table-cell>
          <table:table-cell/>
          <table:table-cell office:value-type="float" office:value="61.098528" calcext:value-type="float">
            <text:p>61.098528</text:p>
          </table:table-cell>
          <table:table-cell office:value-type="float" office:value="3.247568" calcext:value-type="float">
            <text:p>3.247568</text:p>
          </table:table-cell>
          <table:table-cell office:value-type="float" office:value="18.53151" calcext:value-type="float">
            <text:p>18.53151</text:p>
          </table:table-cell>
          <table:table-cell office:value-type="float" office:value="12.388969" calcext:value-type="float">
            <text:p>12.388969</text:p>
          </table:table-cell>
          <table:table-cell office:value-type="float" office:value="7.419515" calcext:value-type="float">
            <text:p>7.419515</text:p>
          </table:table-cell>
          <table:table-cell office:value-type="float" office:value="7.959753" calcext:value-type="float">
            <text:p>7.959753</text:p>
          </table:table-cell>
          <table:table-cell office:value-type="float" office:value="9.867117" calcext:value-type="float">
            <text:p>9.867117</text:p>
          </table:table-cell>
          <table:table-cell/>
          <table:table-cell office:value-type="float" office:value="22.01269" calcext:value-type="float">
            <text:p>22.01269</text:p>
          </table:table-cell>
          <table:table-cell office:value-type="float" office:value="0.119854378445562" calcext:value-type="float">
            <text:p>0.119854378445562</text:p>
          </table:table-cell>
          <table:table-cell office:value-type="float" office:value="0.157851304612112" calcext:value-type="float">
            <text:p>0.1578513046121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10027719" calcext:value-type="float">
            <text:p>8510027719</text:p>
          </table:table-cell>
          <table:table-cell office:value-type="float" office:value="33808768344" calcext:value-type="float">
            <text:p>33808768344</text:p>
          </table:table-cell>
          <table:table-cell office:value-type="float" office:value="0.370634" calcext:value-type="float">
            <text:p>3.71E-01</text:p>
          </table:table-cell>
          <table:table-cell/>
          <table:table-cell office:value-type="float" office:value="59.393794" calcext:value-type="float">
            <text:p>59.393794</text:p>
          </table:table-cell>
          <table:table-cell office:value-type="float" office:value="3.310061" calcext:value-type="float">
            <text:p>3.310061</text:p>
          </table:table-cell>
          <table:table-cell office:value-type="float" office:value="18.875259" calcext:value-type="float">
            <text:p>18.875259</text:p>
          </table:table-cell>
          <table:table-cell office:value-type="float" office:value="11.52474" calcext:value-type="float">
            <text:p>11.52474</text:p>
          </table:table-cell>
          <table:table-cell office:value-type="float" office:value="7.288357" calcext:value-type="float">
            <text:p>7.288357</text:p>
          </table:table-cell>
          <table:table-cell office:value-type="float" office:value="8.099764" calcext:value-type="float">
            <text:p>8.099764</text:p>
          </table:table-cell>
          <table:table-cell office:value-type="float" office:value="8.607095" calcext:value-type="float">
            <text:p>8.607095</text:p>
          </table:table-cell>
          <table:table-cell/>
          <table:table-cell office:value-type="float" office:value="23.378789" calcext:value-type="float">
            <text:p>23.378789</text:p>
          </table:table-cell>
          <table:table-cell office:value-type="float" office:value="0.153569918378434" calcext:value-type="float">
            <text:p>0.153569918378434</text:p>
          </table:table-cell>
          <table:table-cell office:value-type="float" office:value="0.146969794440395" calcext:value-type="float">
            <text:p>0.1469697944403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97122753" calcext:value-type="float">
            <text:p>7497122753</text:p>
          </table:table-cell>
          <table:table-cell office:value-type="float" office:value="30673399104" calcext:value-type="float">
            <text:p>30673399104</text:p>
          </table:table-cell>
          <table:table-cell office:value-type="float" office:value="0.36832" calcext:value-type="float">
            <text:p>3.68E-01</text:p>
          </table:table-cell>
          <table:table-cell/>
          <table:table-cell office:value-type="float" office:value="61.41548" calcext:value-type="float">
            <text:p>61.41548</text:p>
          </table:table-cell>
          <table:table-cell office:value-type="float" office:value="3.500696" calcext:value-type="float">
            <text:p>3.500696</text:p>
          </table:table-cell>
          <table:table-cell office:value-type="float" office:value="18.86284" calcext:value-type="float">
            <text:p>18.86284</text:p>
          </table:table-cell>
          <table:table-cell office:value-type="float" office:value="12.929802" calcext:value-type="float">
            <text:p>12.929802</text:p>
          </table:table-cell>
          <table:table-cell office:value-type="float" office:value="8.323533" calcext:value-type="float">
            <text:p>8.323533</text:p>
          </table:table-cell>
          <table:table-cell office:value-type="float" office:value="8.104898" calcext:value-type="float">
            <text:p>8.104898</text:p>
          </table:table-cell>
          <table:table-cell office:value-type="float" office:value="8.285557" calcext:value-type="float">
            <text:p>8.285557</text:p>
          </table:table-cell>
          <table:table-cell/>
          <table:table-cell office:value-type="float" office:value="25.23814" calcext:value-type="float">
            <text:p>25.23814</text:p>
          </table:table-cell>
          <table:table-cell office:value-type="float" office:value="0.184155933630817" calcext:value-type="float">
            <text:p>0.184155933630817</text:p>
          </table:table-cell>
          <table:table-cell office:value-type="float" office:value="0.142108557685962" calcext:value-type="float">
            <text:p>0.1421085576859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55863847" calcext:value-type="float">
            <text:p>6455863847</text:p>
          </table:table-cell>
          <table:table-cell office:value-type="float" office:value="27443844720" calcext:value-type="float">
            <text:p>27443844720</text:p>
          </table:table-cell>
          <table:table-cell office:value-type="float" office:value="0.36126" calcext:value-type="float">
            <text:p>3.61E-01</text:p>
          </table:table-cell>
          <table:table-cell/>
          <table:table-cell office:value-type="float" office:value="62.049065" calcext:value-type="float">
            <text:p>62.049065</text:p>
          </table:table-cell>
          <table:table-cell office:value-type="float" office:value="3.35352" calcext:value-type="float">
            <text:p>3.35352</text:p>
          </table:table-cell>
          <table:table-cell office:value-type="float" office:value="19.045651" calcext:value-type="float">
            <text:p>19.045651</text:p>
          </table:table-cell>
          <table:table-cell office:value-type="float" office:value="13.024124" calcext:value-type="float">
            <text:p>13.024124</text:p>
          </table:table-cell>
          <table:table-cell office:value-type="float" office:value="8.687072" calcext:value-type="float">
            <text:p>8.687072</text:p>
          </table:table-cell>
          <table:table-cell office:value-type="float" office:value="8.084436" calcext:value-type="float">
            <text:p>8.084436</text:p>
          </table:table-cell>
          <table:table-cell office:value-type="float" office:value="8.212266" calcext:value-type="float">
            <text:p>8.212266</text:p>
          </table:table-cell>
          <table:table-cell/>
          <table:table-cell office:value-type="float" office:value="24.161149" calcext:value-type="float">
            <text:p>24.161149</text:p>
          </table:table-cell>
          <table:table-cell office:value-type="float" office:value="0.177111662331008" calcext:value-type="float">
            <text:p>0.177111662331008</text:p>
          </table:table-cell>
          <table:table-cell office:value-type="float" office:value="0.122396415175906" calcext:value-type="float">
            <text:p>0.1223964151759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779833956" calcext:value-type="float">
            <text:p>5779833956</text:p>
          </table:table-cell>
          <table:table-cell office:value-type="float" office:value="25317146160" calcext:value-type="float">
            <text:p>25317146160</text:p>
          </table:table-cell>
          <table:table-cell office:value-type="float" office:value="0.357792" calcext:value-type="float">
            <text:p>3.58E-01</text:p>
          </table:table-cell>
          <table:table-cell/>
          <table:table-cell office:value-type="float" office:value="61.30778" calcext:value-type="float">
            <text:p>61.30778</text:p>
          </table:table-cell>
          <table:table-cell office:value-type="float" office:value="3.346295" calcext:value-type="float">
            <text:p>3.346295</text:p>
          </table:table-cell>
          <table:table-cell office:value-type="float" office:value="18.799295" calcext:value-type="float">
            <text:p>18.799295</text:p>
          </table:table-cell>
          <table:table-cell office:value-type="float" office:value="12.456368" calcext:value-type="float">
            <text:p>12.456368</text:p>
          </table:table-cell>
          <table:table-cell office:value-type="float" office:value="8.456332" calcext:value-type="float">
            <text:p>8.456332</text:p>
          </table:table-cell>
          <table:table-cell office:value-type="float" office:value="7.991161" calcext:value-type="float">
            <text:p>7.991161</text:p>
          </table:table-cell>
          <table:table-cell office:value-type="float" office:value="8.610589" calcext:value-type="float">
            <text:p>8.610589</text:p>
          </table:table-cell>
          <table:table-cell/>
          <table:table-cell office:value-type="float" office:value="21.372865" calcext:value-type="float">
            <text:p>21.372865</text:p>
          </table:table-cell>
          <table:table-cell office:value-type="float" office:value="0.178195814835472" calcext:value-type="float">
            <text:p>0.178195814835472</text:p>
          </table:table-cell>
          <table:table-cell office:value-type="float" office:value="0.119359230716937" calcext:value-type="float">
            <text:p>0.1193592307169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25689179" calcext:value-type="float">
            <text:p>5125689179</text:p>
          </table:table-cell>
          <table:table-cell office:value-type="float" office:value="23097166272" calcext:value-type="float">
            <text:p>23097166272</text:p>
          </table:table-cell>
          <table:table-cell office:value-type="float" office:value="0.349371" calcext:value-type="float">
            <text:p>3.49E-01</text:p>
          </table:table-cell>
          <table:table-cell/>
          <table:table-cell office:value-type="float" office:value="61.280554" calcext:value-type="float">
            <text:p>61.280554</text:p>
          </table:table-cell>
          <table:table-cell office:value-type="float" office:value="3.378942" calcext:value-type="float">
            <text:p>3.378942</text:p>
          </table:table-cell>
          <table:table-cell office:value-type="float" office:value="19.510323" calcext:value-type="float">
            <text:p>19.510323</text:p>
          </table:table-cell>
          <table:table-cell office:value-type="float" office:value="12.635492" calcext:value-type="float">
            <text:p>12.635492</text:p>
          </table:table-cell>
          <table:table-cell office:value-type="float" office:value="8.231618" calcext:value-type="float">
            <text:p>8.231618</text:p>
          </table:table-cell>
          <table:table-cell office:value-type="float" office:value="7.918518" calcext:value-type="float">
            <text:p>7.918518</text:p>
          </table:table-cell>
          <table:table-cell office:value-type="float" office:value="8.043975" calcext:value-type="float">
            <text:p>8.043975</text:p>
          </table:table-cell>
          <table:table-cell/>
          <table:table-cell office:value-type="float" office:value="21.030607" calcext:value-type="float">
            <text:p>21.030607</text:p>
          </table:table-cell>
          <table:table-cell office:value-type="float" office:value="0.170366859061443" calcext:value-type="float">
            <text:p>0.170366859061443</text:p>
          </table:table-cell>
          <table:table-cell office:value-type="float" office:value="0.106112163139511" calcext:value-type="float">
            <text:p>0.1061121631395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55428253" calcext:value-type="float">
            <text:p>4455428253</text:p>
          </table:table-cell>
          <table:table-cell office:value-type="float" office:value="20877195528" calcext:value-type="float">
            <text:p>20877195528</text:p>
          </table:table-cell>
          <table:table-cell office:value-type="float" office:value="0.342358" calcext:value-type="float">
            <text:p>3.42E-01</text:p>
          </table:table-cell>
          <table:table-cell/>
          <table:table-cell office:value-type="float" office:value="54.652406" calcext:value-type="float">
            <text:p>54.652406</text:p>
          </table:table-cell>
          <table:table-cell office:value-type="float" office:value="2.889078" calcext:value-type="float">
            <text:p>2.889078</text:p>
          </table:table-cell>
          <table:table-cell office:value-type="float" office:value="19.696032" calcext:value-type="float">
            <text:p>19.696032</text:p>
          </table:table-cell>
          <table:table-cell office:value-type="float" office:value="10.03566" calcext:value-type="float">
            <text:p>10.03566</text:p>
          </table:table-cell>
          <table:table-cell office:value-type="float" office:value="7.53465" calcext:value-type="float">
            <text:p>7.53465</text:p>
          </table:table-cell>
          <table:table-cell office:value-type="float" office:value="5.206292" calcext:value-type="float">
            <text:p>5.206292</text:p>
          </table:table-cell>
          <table:table-cell office:value-type="float" office:value="7.613749" calcext:value-type="float">
            <text:p>7.613749</text:p>
          </table:table-cell>
          <table:table-cell/>
          <table:table-cell office:value-type="float" office:value="11.200259" calcext:value-type="float">
            <text:p>11.200259</text:p>
          </table:table-cell>
          <table:table-cell office:value-type="float" office:value="0.156367985916226" calcext:value-type="float">
            <text:p>0.156367985916226</text:p>
          </table:table-cell>
          <table:table-cell office:value-type="float" office:value="0.111648174906222" calcext:value-type="float">
            <text:p>0.1116481749062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02798030" calcext:value-type="float">
            <text:p>3802798030</text:p>
          </table:table-cell>
          <table:table-cell office:value-type="float" office:value="18528016464" calcext:value-type="float">
            <text:p>18528016464</text:p>
          </table:table-cell>
          <table:table-cell office:value-type="float" office:value="0.341102" calcext:value-type="float">
            <text:p>3.41E-01</text:p>
          </table:table-cell>
          <table:table-cell/>
          <table:table-cell office:value-type="float" office:value="62.705218" calcext:value-type="float">
            <text:p>62.705218</text:p>
          </table:table-cell>
          <table:table-cell office:value-type="float" office:value="3.274185" calcext:value-type="float">
            <text:p>3.274185</text:p>
          </table:table-cell>
          <table:table-cell office:value-type="float" office:value="20.066365" calcext:value-type="float">
            <text:p>20.066365</text:p>
          </table:table-cell>
          <table:table-cell office:value-type="float" office:value="13.409071" calcext:value-type="float">
            <text:p>13.409071</text:p>
          </table:table-cell>
          <table:table-cell office:value-type="float" office:value="8.581713" calcext:value-type="float">
            <text:p>8.581713</text:p>
          </table:table-cell>
          <table:table-cell office:value-type="float" office:value="7.889207" calcext:value-type="float">
            <text:p>7.889207</text:p>
          </table:table-cell>
          <table:table-cell office:value-type="float" office:value="7.962423" calcext:value-type="float">
            <text:p>7.962423</text:p>
          </table:table-cell>
          <table:table-cell/>
          <table:table-cell office:value-type="float" office:value="20.023875" calcext:value-type="float">
            <text:p>20.023875</text:p>
          </table:table-cell>
          <table:table-cell office:value-type="float" office:value="0.157740207379502" calcext:value-type="float">
            <text:p>0.157740207379502</text:p>
          </table:table-cell>
          <table:table-cell office:value-type="float" office:value="0.108490410139177" calcext:value-type="float">
            <text:p>0.1084904101391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38408173" calcext:value-type="float">
            <text:p>3138408173</text:p>
          </table:table-cell>
          <table:table-cell office:value-type="float" office:value="16213653360" calcext:value-type="float">
            <text:p>16213653360</text:p>
          </table:table-cell>
          <table:table-cell office:value-type="float" office:value="0.335077" calcext:value-type="float">
            <text:p>3.35E-01</text:p>
          </table:table-cell>
          <table:table-cell/>
          <table:table-cell office:value-type="float" office:value="58.235697" calcext:value-type="float">
            <text:p>58.235697</text:p>
          </table:table-cell>
          <table:table-cell office:value-type="float" office:value="2.838617" calcext:value-type="float">
            <text:p>2.838617</text:p>
          </table:table-cell>
          <table:table-cell office:value-type="float" office:value="21.336795" calcext:value-type="float">
            <text:p>21.336795</text:p>
          </table:table-cell>
          <table:table-cell office:value-type="float" office:value="11.03548" calcext:value-type="float">
            <text:p>11.03548</text:p>
          </table:table-cell>
          <table:table-cell office:value-type="float" office:value="8.277417" calcext:value-type="float">
            <text:p>8.277417</text:p>
          </table:table-cell>
          <table:table-cell office:value-type="float" office:value="5.080551" calcext:value-type="float">
            <text:p>5.080551</text:p>
          </table:table-cell>
          <table:table-cell office:value-type="float" office:value="7.989641" calcext:value-type="float">
            <text:p>7.989641</text:p>
          </table:table-cell>
          <table:table-cell/>
          <table:table-cell office:value-type="float" office:value="11.532443" calcext:value-type="float">
            <text:p>11.532443</text:p>
          </table:table-cell>
          <table:table-cell office:value-type="float" office:value="0.149367219465153" calcext:value-type="float">
            <text:p>0.149367219465153</text:p>
          </table:table-cell>
          <table:table-cell office:value-type="float" office:value="0.107425778659224" calcext:value-type="float">
            <text:p>0.1074257786592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64887363" calcext:value-type="float">
            <text:p>2464887363</text:p>
          </table:table-cell>
          <table:table-cell office:value-type="float" office:value="13904571168" calcext:value-type="float">
            <text:p>13904571168</text:p>
          </table:table-cell>
          <table:table-cell office:value-type="float" office:value="0.324141" calcext:value-type="float">
            <text:p>3.24E-01</text:p>
          </table:table-cell>
          <table:table-cell/>
          <table:table-cell office:value-type="float" office:value="60.771051" calcext:value-type="float">
            <text:p>60.771051</text:p>
          </table:table-cell>
          <table:table-cell office:value-type="float" office:value="2.711197" calcext:value-type="float">
            <text:p>2.711197</text:p>
          </table:table-cell>
          <table:table-cell office:value-type="float" office:value="23.446578" calcext:value-type="float">
            <text:p>23.446578</text:p>
          </table:table-cell>
          <table:table-cell office:value-type="float" office:value="11.62497" calcext:value-type="float">
            <text:p>11.62497</text:p>
          </table:table-cell>
          <table:table-cell office:value-type="float" office:value="8.416371" calcext:value-type="float">
            <text:p>8.416371</text:p>
          </table:table-cell>
          <table:table-cell office:value-type="float" office:value="4.95946" calcext:value-type="float">
            <text:p>4.95946</text:p>
          </table:table-cell>
          <table:table-cell office:value-type="float" office:value="8.169896" calcext:value-type="float">
            <text:p>8.169896</text:p>
          </table:table-cell>
          <table:table-cell/>
          <table:table-cell office:value-type="float" office:value="12.868118" calcext:value-type="float">
            <text:p>12.868118</text:p>
          </table:table-cell>
          <table:table-cell office:value-type="float" office:value="0.14007185240485" calcext:value-type="float">
            <text:p>0.14007185240485</text:p>
          </table:table-cell>
          <table:table-cell office:value-type="float" office:value="0.0936220072669797" calcext:value-type="float">
            <text:p>0.09362200726697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17304272" calcext:value-type="float">
            <text:p>1817304272</text:p>
          </table:table-cell>
          <table:table-cell office:value-type="float" office:value="11567298744" calcext:value-type="float">
            <text:p>11567298744</text:p>
          </table:table-cell>
          <table:table-cell office:value-type="float" office:value="0.321004" calcext:value-type="float">
            <text:p>3.21E-01</text:p>
          </table:table-cell>
          <table:table-cell/>
          <table:table-cell office:value-type="float" office:value="63.846459" calcext:value-type="float">
            <text:p>63.846459</text:p>
          </table:table-cell>
          <table:table-cell office:value-type="float" office:value="2.594176" calcext:value-type="float">
            <text:p>2.594176</text:p>
          </table:table-cell>
          <table:table-cell office:value-type="float" office:value="25.808184" calcext:value-type="float">
            <text:p>25.808184</text:p>
          </table:table-cell>
          <table:table-cell office:value-type="float" office:value="12.6047" calcext:value-type="float">
            <text:p>12.6047</text:p>
          </table:table-cell>
          <table:table-cell office:value-type="float" office:value="8.817814" calcext:value-type="float">
            <text:p>8.817814</text:p>
          </table:table-cell>
          <table:table-cell office:value-type="float" office:value="4.883012" calcext:value-type="float">
            <text:p>4.883012</text:p>
          </table:table-cell>
          <table:table-cell office:value-type="float" office:value="7.740047" calcext:value-type="float">
            <text:p>7.740047</text:p>
          </table:table-cell>
          <table:table-cell/>
          <table:table-cell office:value-type="float" office:value="11.908011" calcext:value-type="float">
            <text:p>11.908011</text:p>
          </table:table-cell>
          <table:table-cell office:value-type="float" office:value="0.120911903218894" calcext:value-type="float">
            <text:p>0.120911903218894</text:p>
          </table:table-cell>
          <table:table-cell office:value-type="float" office:value="0.0897649699416129" calcext:value-type="float">
            <text:p>0.08976496994161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55258166" calcext:value-type="float">
            <text:p>1255258166</text:p>
          </table:table-cell>
          <table:table-cell office:value-type="float" office:value="7818420672" calcext:value-type="float">
            <text:p>7818420672</text:p>
          </table:table-cell>
          <table:table-cell office:value-type="float" office:value="0.306868" calcext:value-type="float">
            <text:p>3.07E-01</text:p>
          </table:table-cell>
          <table:table-cell/>
          <table:table-cell office:value-type="float" office:value="63.288683" calcext:value-type="float">
            <text:p>63.288683</text:p>
          </table:table-cell>
          <table:table-cell office:value-type="float" office:value="2.639651" calcext:value-type="float">
            <text:p>2.639651</text:p>
          </table:table-cell>
          <table:table-cell office:value-type="float" office:value="25.088525" calcext:value-type="float">
            <text:p>25.088525</text:p>
          </table:table-cell>
          <table:table-cell office:value-type="float" office:value="12.871853" calcext:value-type="float">
            <text:p>12.871853</text:p>
          </table:table-cell>
          <table:table-cell office:value-type="float" office:value="8.921512" calcext:value-type="float">
            <text:p>8.921512</text:p>
          </table:table-cell>
          <table:table-cell office:value-type="float" office:value="4.996451" calcext:value-type="float">
            <text:p>4.996451</text:p>
          </table:table-cell>
          <table:table-cell office:value-type="float" office:value="7.441462" calcext:value-type="float">
            <text:p>7.441462</text:p>
          </table:table-cell>
          <table:table-cell/>
          <table:table-cell office:value-type="float" office:value="9.777861" calcext:value-type="float">
            <text:p>9.777861</text:p>
          </table:table-cell>
          <table:table-cell office:value-type="float" office:value="0.108536720714272" calcext:value-type="float">
            <text:p>0.108536720714272</text:p>
          </table:table-cell>
          <table:table-cell table:style-name="ce1" office:value-type="float" office:value="0.0902117638463715" calcext:value-type="float">
            <text:p>9.02E-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5359103" calcext:value-type="float">
            <text:p>675359103</text:p>
          </table:table-cell>
          <table:table-cell office:value-type="float" office:value="3787334568" calcext:value-type="float">
            <text:p>3787334568</text:p>
          </table:table-cell>
          <table:table-cell office:value-type="float" office:value="0.280963" calcext:value-type="float">
            <text:p>2.81E-01</text:p>
          </table:table-cell>
          <table:table-cell/>
          <table:table-cell office:value-type="float" office:value="59.723793" calcext:value-type="float">
            <text:p>59.723793</text:p>
          </table:table-cell>
          <table:table-cell office:value-type="float" office:value="2.812856" calcext:value-type="float">
            <text:p>2.812856</text:p>
          </table:table-cell>
          <table:table-cell office:value-type="float" office:value="25.008862" calcext:value-type="float">
            <text:p>25.008862</text:p>
          </table:table-cell>
          <table:table-cell office:value-type="float" office:value="12.062569" calcext:value-type="float">
            <text:p>12.062569</text:p>
          </table:table-cell>
          <table:table-cell office:value-type="float" office:value="8.472264" calcext:value-type="float">
            <text:p>8.472264</text:p>
          </table:table-cell>
          <table:table-cell office:value-type="float" office:value="5.262451" calcext:value-type="float">
            <text:p>5.262451</text:p>
          </table:table-cell>
          <table:table-cell office:value-type="float" office:value="4.900015" calcext:value-type="float">
            <text:p>4.900015</text:p>
          </table:table-cell>
          <table:table-cell/>
          <table:table-cell office:value-type="float" office:value="10.140592" calcext:value-type="float">
            <text:p>10.140592</text:p>
          </table:table-cell>
          <table:table-cell office:value-type="float" office:value="0.105924173059232" calcext:value-type="float">
            <text:p>0.105924173059232</text:p>
          </table:table-cell>
          <table:table-cell table:style-name="ce1" office:value-type="float" office:value="0.0825737802484386" calcext:value-type="float">
            <text:p>8.26E-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4586121" calcext:value-type="float">
            <text:p>394586121</text:p>
          </table:table-cell>
          <table:table-cell office:value-type="float" office:value="1834963848" calcext:value-type="float">
            <text:p>1834963848</text:p>
          </table:table-cell>
          <table:table-cell office:value-type="float" office:value="0.261729" calcext:value-type="float">
            <text:p>2.62E-01</text:p>
          </table:table-cell>
          <table:table-cell/>
          <table:table-cell office:value-type="float" office:value="57.54628" calcext:value-type="float">
            <text:p>57.54628</text:p>
          </table:table-cell>
          <table:table-cell office:value-type="float" office:value="3.427937" calcext:value-type="float">
            <text:p>3.427937</text:p>
          </table:table-cell>
          <table:table-cell office:value-type="float" office:value="23.326692" calcext:value-type="float">
            <text:p>23.326692</text:p>
          </table:table-cell>
          <table:table-cell office:value-type="float" office:value="12.029509" calcext:value-type="float">
            <text:p>12.029509</text:p>
          </table:table-cell>
          <table:table-cell office:value-type="float" office:value="8.295107" calcext:value-type="float">
            <text:p>8.295107</text:p>
          </table:table-cell>
          <table:table-cell office:value-type="float" office:value="6.05972" calcext:value-type="float">
            <text:p>6.05972</text:p>
          </table:table-cell>
          <table:table-cell office:value-type="float" office:value="3.321119" calcext:value-type="float">
            <text:p>3.321119</text:p>
          </table:table-cell>
          <table:table-cell/>
          <table:table-cell office:value-type="float" office:value="7.771376" calcext:value-type="float">
            <text:p>7.771376</text:p>
          </table:table-cell>
          <table:table-cell office:value-type="float" office:value="0.072715371130787" calcext:value-type="float">
            <text:p>0.072715371130787</text:p>
          </table:table-cell>
          <table:table-cell table:style-name="ce1" office:value-type="float" office:value="0.0686812951894382" calcext:value-type="float">
            <text:p>6.87E-0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propor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runtime</text:p>
          </table:table-cell>
          <table:table-cell/>
          <table:table-cell office:value-type="string" calcext:value-type="string">
            <text:p>ref. #objects</text:p>
          </table:table-cell>
          <table:table-cell office:value-type="string" calcext:value-type="string">
            <text:p>#objects</text:p>
          </table:table-cell>
          <table:table-cell table:style-name="Default" office:value-type="string" calcext:value-type="string">
            <text:p>symbolic #objects</text:p>
          </table:table-cell>
          <table:table-cell/>
          <table:table-cell office:value-type="string" calcext:value-type="string">
            <text:p>symbolic #objects (deterministic)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</table:table-row>
        <table:table-row table:style-name="ro1">
          <table:table-cell table:formula="of:=[.A6]*[.B6]*[.C6]" office:value-type="float" office:value="1548" calcext:value-type="float">
            <text:p>1548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52]/[.A$71]" office:value-type="float" office:value="43" calcext:value-type="float">
            <text:p>43</text:p>
          </table:table-cell>
          <table:table-cell table:formula="of:=[.E6]/[.E$25]" office:value-type="float" office:value="31.0517249774844" calcext:value-type="float">
            <text:p>31.0517249774844</text:p>
          </table:table-cell>
          <table:table-cell table:style-name="Default" table:formula="of:=[.F6]/[.F$25]" office:value-type="float" office:value="32.6505317931248" calcext:value-type="float">
            <text:p>32.6505317931248</text:p>
          </table:table-cell>
          <table:table-cell/>
          <table:table-cell table:formula="of:=[.F29]/[.F$48]" office:value-type="float" office:value="32.6654445652054" calcext:value-type="float">
            <text:p>32.6654445652054</text:p>
          </table:table-cell>
          <table:table-cell/>
          <table:table-cell table:formula="of:=SUM([.J6:.O6])" office:value-type="float" office:value="67.992791" calcext:value-type="float">
            <text:p>67.992791</text:p>
          </table:table-cell>
          <table:table-cell/>
          <table:table-cell table:formula="of:=[.J6] / [.$K52]" office:value-type="float" office:value="0.0853583874796374" calcext:value-type="float">
            <text:p>0.0853583874796374</text:p>
          </table:table-cell>
          <table:table-cell table:formula="of:=[.K6] / [.$K52]" office:value-type="float" office:value="0.324548171584838" calcext:value-type="float">
            <text:p>0.324548171584838</text:p>
          </table:table-cell>
          <table:table-cell table:formula="of:=[.L6] / [.$K52]" office:value-type="float" office:value="0.196911802017364" calcext:value-type="float">
            <text:p>0.196911802017364</text:p>
          </table:table-cell>
          <table:table-cell table:formula="of:=[.M6] / [.$K52]" office:value-type="float" office:value="0.116571299448496" calcext:value-type="float">
            <text:p>0.116571299448496</text:p>
          </table:table-cell>
          <table:table-cell table:formula="of:=[.N6] / [.$K52]" office:value-type="float" office:value="0.114389479908245" calcext:value-type="float">
            <text:p>0.114389479908245</text:p>
          </table:table-cell>
          <table:table-cell table:formula="of:=[.O6] / [.$K52]" office:value-type="float" office:value="0.16222085956142" calcext:value-type="float">
            <text:p>0.16222085956142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10 iterations, starting with 1 graphs having 14 nodes" calcext:value-type="string">
            <text:p>for 10 iterations, starting with 1 graphs having 14 nodes</text:p>
          </table:table-cell>
        </table:table-row>
        <table:table-row table:style-name="ro1">
          <table:table-cell table:formula="of:=[.A7]*[.B7]*[.C7]" office:value-type="float" office:value="1512" calcext:value-type="float">
            <text:p>1512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53]/[.A$71]" office:value-type="float" office:value="42" calcext:value-type="float">
            <text:p>42</text:p>
          </table:table-cell>
          <table:table-cell table:formula="of:=[.E7]/[.E$25]" office:value-type="float" office:value="30.5336237723565" calcext:value-type="float">
            <text:p>30.5336237723565</text:p>
          </table:table-cell>
          <table:table-cell table:style-name="Default" table:formula="of:=[.F7]/[.F$25]" office:value-type="float" office:value="31.8273660904058" calcext:value-type="float">
            <text:p>31.8273660904058</text:p>
          </table:table-cell>
          <table:table-cell/>
          <table:table-cell table:formula="of:=[.F30]/[.F$48]" office:value-type="float" office:value="31.85144969461" calcext:value-type="float">
            <text:p>31.85144969461</text:p>
          </table:table-cell>
          <table:table-cell/>
          <table:table-cell table:formula="of:=SUM([.J7:.O7])" office:value-type="float" office:value="68.102195" calcext:value-type="float">
            <text:p>68.102195</text:p>
          </table:table-cell>
          <table:table-cell/>
          <table:table-cell table:formula="of:=[.J7] / [.$K53]" office:value-type="float" office:value="0.0862591433359821" calcext:value-type="float">
            <text:p>0.0862591433359821</text:p>
          </table:table-cell>
          <table:table-cell table:formula="of:=[.K7] / [.$K53]" office:value-type="float" office:value="0.318648569256835" calcext:value-type="float">
            <text:p>0.318648569256835</text:p>
          </table:table-cell>
          <table:table-cell table:formula="of:=[.L7] / [.$K53]" office:value-type="float" office:value="0.19947035481015" calcext:value-type="float">
            <text:p>0.19947035481015</text:p>
          </table:table-cell>
          <table:table-cell table:formula="of:=[.M7] / [.$K53]" office:value-type="float" office:value="0.118106295986495" calcext:value-type="float">
            <text:p>0.118106295986495</text:p>
          </table:table-cell>
          <table:table-cell table:formula="of:=[.N7] / [.$K53]" office:value-type="float" office:value="0.114539465284489" calcext:value-type="float">
            <text:p>0.114539465284489</text:p>
          </table:table-cell>
          <table:table-cell table:formula="of:=[.O7] / [.$K53]" office:value-type="float" office:value="0.162976171326049" calcext:value-type="float">
            <text:p>0.162976171326049</text:p>
          </table:table-cell>
          <table:table-cell table:number-columns-repeated="2"/>
        </table:table-row>
        <table:table-row table:style-name="ro1">
          <table:table-cell table:formula="of:=[.A8]*[.B8]*[.C8]" office:value-type="float" office:value="1476" calcext:value-type="float">
            <text:p>1476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54]/[.A$71]" office:value-type="float" office:value="41" calcext:value-type="float">
            <text:p>41</text:p>
          </table:table-cell>
          <table:table-cell table:formula="of:=[.E8]/[.E$25]" office:value-type="float" office:value="30.0051545994396" calcext:value-type="float">
            <text:p>30.0051545994396</text:p>
          </table:table-cell>
          <table:table-cell table:style-name="Default" table:formula="of:=[.F8]/[.F$25]" office:value-type="float" office:value="31.0047210775189" calcext:value-type="float">
            <text:p>31.0047210775189</text:p>
          </table:table-cell>
          <table:table-cell/>
          <table:table-cell table:formula="of:=[.F31]/[.F$48]" office:value-type="float" office:value="31.0429225960423" calcext:value-type="float">
            <text:p>31.0429225960423</text:p>
          </table:table-cell>
          <table:table-cell/>
          <table:table-cell table:formula="of:=SUM([.J8:.O8])" office:value-type="float" office:value="67.922436" calcext:value-type="float">
            <text:p>67.922436</text:p>
          </table:table-cell>
          <table:table-cell/>
          <table:table-cell table:formula="of:=[.J8] / [.$K54]" office:value-type="float" office:value="0.0844264772835886" calcext:value-type="float">
            <text:p>0.0844264772835886</text:p>
          </table:table-cell>
          <table:table-cell table:formula="of:=[.K8] / [.$K54]" office:value-type="float" office:value="0.322397845094955" calcext:value-type="float">
            <text:p>0.322397845094955</text:p>
          </table:table-cell>
          <table:table-cell table:formula="of:=[.L8] / [.$K54]" office:value-type="float" office:value="0.194844101292245" calcext:value-type="float">
            <text:p>0.194844101292245</text:p>
          </table:table-cell>
          <table:table-cell table:formula="of:=[.M8] / [.$K54]" office:value-type="float" office:value="0.116512973710189" calcext:value-type="float">
            <text:p>0.116512973710189</text:p>
          </table:table-cell>
          <table:table-cell table:formula="of:=[.N8] / [.$K54]" office:value-type="float" office:value="0.113492749288321" calcext:value-type="float">
            <text:p>0.113492749288321</text:p>
          </table:table-cell>
          <table:table-cell table:formula="of:=[.O8] / [.$K54]" office:value-type="float" office:value="0.168325853330702" calcext:value-type="float">
            <text:p>0.168325853330702</text:p>
          </table:table-cell>
          <table:table-cell table:number-columns-repeated="2"/>
        </table:table-row>
        <table:table-row table:style-name="ro1">
          <table:table-cell table:formula="of:=[.A9]*[.B9]*[.C9]" office:value-type="float" office:value="1368" calcext:value-type="float">
            <text:p>1368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55]/[.A$71]" office:value-type="float" office:value="38" calcext:value-type="float">
            <text:p>38</text:p>
          </table:table-cell>
          <table:table-cell table:formula="of:=[.E9]/[.E$25]" office:value-type="float" office:value="28.4162927007727" calcext:value-type="float">
            <text:p>28.4162927007727</text:p>
          </table:table-cell>
          <table:table-cell table:style-name="Default" table:formula="of:=[.F9]/[.F$25]" office:value-type="float" office:value="28.5360688682475" calcext:value-type="float">
            <text:p>28.5360688682475</text:p>
          </table:table-cell>
          <table:table-cell/>
          <table:table-cell table:formula="of:=[.F32]/[.F$48]" office:value-type="float" office:value="28.5721591349848" calcext:value-type="float">
            <text:p>28.5721591349848</text:p>
          </table:table-cell>
          <table:table-cell/>
          <table:table-cell table:formula="of:=SUM([.J9:.O9])" office:value-type="float" office:value="70.647575" calcext:value-type="float">
            <text:p>70.647575</text:p>
          </table:table-cell>
          <table:table-cell/>
          <table:table-cell table:formula="of:=[.J9] / [.$K55]" office:value-type="float" office:value="0.0854995093603708" calcext:value-type="float">
            <text:p>0.0854995093603708</text:p>
          </table:table-cell>
          <table:table-cell table:formula="of:=[.K9] / [.$K55]" office:value-type="float" office:value="0.318094386113041" calcext:value-type="float">
            <text:p>0.318094386113041</text:p>
          </table:table-cell>
          <table:table-cell table:formula="of:=[.L9] / [.$K55]" office:value-type="float" office:value="0.200447035867827" calcext:value-type="float">
            <text:p>0.200447035867827</text:p>
          </table:table-cell>
          <table:table-cell table:formula="of:=[.M9] / [.$K55]" office:value-type="float" office:value="0.119065063450515" calcext:value-type="float">
            <text:p>0.119065063450515</text:p>
          </table:table-cell>
          <table:table-cell table:formula="of:=[.N9] / [.$K55]" office:value-type="float" office:value="0.114578228622851" calcext:value-type="float">
            <text:p>0.114578228622851</text:p>
          </table:table-cell>
          <table:table-cell table:formula="of:=[.O9] / [.$K55]" office:value-type="float" office:value="0.162315776585396" calcext:value-type="float">
            <text:p>0.162315776585396</text:p>
          </table:table-cell>
          <table:table-cell table:number-columns-repeated="2"/>
        </table:table-row>
        <table:table-row table:style-name="ro1">
          <table:table-cell table:formula="of:=[.A10]*[.B10]*[.C10]" office:value-type="float" office:value="1260" calcext:value-type="float">
            <text:p>1260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56]/[.A$71]" office:value-type="float" office:value="35" calcext:value-type="float">
            <text:p>35</text:p>
          </table:table-cell>
          <table:table-cell table:formula="of:=[.E10]/[.E$25]" office:value-type="float" office:value="26.8416839881247" calcext:value-type="float">
            <text:p>26.8416839881247</text:p>
          </table:table-cell>
          <table:table-cell table:style-name="Default" table:formula="of:=[.F10]/[.F$25]" office:value-type="float" office:value="26.0684529334513" calcext:value-type="float">
            <text:p>26.0684529334513</text:p>
          </table:table-cell>
          <table:table-cell/>
          <table:table-cell table:formula="of:=[.F33]/[.F$48]" office:value-type="float" office:value="26.0688156402305" calcext:value-type="float">
            <text:p>26.0688156402305</text:p>
          </table:table-cell>
          <table:table-cell/>
          <table:table-cell table:formula="of:=SUM([.J10:.O10])" office:value-type="float" office:value="67.744921" calcext:value-type="float">
            <text:p>67.744921</text:p>
          </table:table-cell>
          <table:table-cell/>
          <table:table-cell table:formula="of:=[.J10] / [.$K56]" office:value-type="float" office:value="0.0875266944366205" calcext:value-type="float">
            <text:p>0.0875266944366205</text:p>
          </table:table-cell>
          <table:table-cell table:formula="of:=[.K10] / [.$K56]" office:value-type="float" office:value="0.316963879845694" calcext:value-type="float">
            <text:p>0.316963879845694</text:p>
          </table:table-cell>
          <table:table-cell table:formula="of:=[.L10] / [.$K56]" office:value-type="float" office:value="0.201215763466607" calcext:value-type="float">
            <text:p>0.201215763466607</text:p>
          </table:table-cell>
          <table:table-cell table:formula="of:=[.M10] / [.$K56]" office:value-type="float" office:value="0.120664691601013" calcext:value-type="float">
            <text:p>0.120664691601013</text:p>
          </table:table-cell>
          <table:table-cell table:formula="of:=[.N10] / [.$K56]" office:value-type="float" office:value="0.12314227955185" calcext:value-type="float">
            <text:p>0.12314227955185</text:p>
          </table:table-cell>
          <table:table-cell table:formula="of:=[.O10] / [.$K56]" office:value-type="float" office:value="0.150486691098215" calcext:value-type="float">
            <text:p>0.150486691098215</text:p>
          </table:table-cell>
          <table:table-cell table:number-columns-repeated="2"/>
        </table:table-row>
        <table:table-row table:style-name="ro1">
          <table:table-cell table:formula="of:=[.A11]*[.B11]*[.C11]" office:value-type="float" office:value="1152" calcext:value-type="float">
            <text:p>1152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57]/[.A$71]" office:value-type="float" office:value="32" calcext:value-type="float">
            <text:p>32</text:p>
          </table:table-cell>
          <table:table-cell table:formula="of:=[.E11]/[.E$25]" office:value-type="float" office:value="25.2878539873949" calcext:value-type="float">
            <text:p>25.2878539873949</text:p>
          </table:table-cell>
          <table:table-cell table:style-name="Default" table:formula="of:=[.F11]/[.F$25]" office:value-type="float" office:value="23.4196093414941" calcext:value-type="float">
            <text:p>23.4196093414941</text:p>
          </table:table-cell>
          <table:table-cell/>
          <table:table-cell table:formula="of:=[.F34]/[.F$48]" office:value-type="float" office:value="23.4144651595338" calcext:value-type="float">
            <text:p>23.4144651595338</text:p>
          </table:table-cell>
          <table:table-cell/>
          <table:table-cell table:formula="of:=SUM([.J11:.O11])" office:value-type="float" office:value="67.575356" calcext:value-type="float">
            <text:p>67.575356</text:p>
          </table:table-cell>
          <table:table-cell/>
          <table:table-cell table:formula="of:=[.J11] / [.$K57]" office:value-type="float" office:value="0.0891667962503964" calcext:value-type="float">
            <text:p>0.0891667962503964</text:p>
          </table:table-cell>
          <table:table-cell table:formula="of:=[.K11] / [.$K57]" office:value-type="float" office:value="0.318363280246722" calcext:value-type="float">
            <text:p>0.318363280246722</text:p>
          </table:table-cell>
          <table:table-cell table:formula="of:=[.L11] / [.$K57]" office:value-type="float" office:value="0.194189180446197" calcext:value-type="float">
            <text:p>0.194189180446197</text:p>
          </table:table-cell>
          <table:table-cell table:formula="of:=[.M11] / [.$K57]" office:value-type="float" office:value="0.119796379615077" calcext:value-type="float">
            <text:p>0.119796379615077</text:p>
          </table:table-cell>
          <table:table-cell table:formula="of:=[.N11] / [.$K57]" office:value-type="float" office:value="0.122344483098247" calcext:value-type="float">
            <text:p>0.122344483098247</text:p>
          </table:table-cell>
          <table:table-cell table:formula="of:=[.O11] / [.$K57]" office:value-type="float" office:value="0.156139880343361" calcext:value-type="float">
            <text:p>0.156139880343361</text:p>
          </table:table-cell>
          <table:table-cell table:number-columns-repeated="2"/>
        </table:table-row>
        <table:table-row table:style-name="ro1">
          <table:table-cell table:formula="of:=[.A12]*[.B12]*[.C12]" office:value-type="float" office:value="1044" calcext:value-type="float">
            <text:p>1044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58]/[.A$71]" office:value-type="float" office:value="29" calcext:value-type="float">
            <text:p>29</text:p>
          </table:table-cell>
          <table:table-cell table:formula="of:=[.E12]/[.E$25]" office:value-type="float" office:value="23.6704109224186" calcext:value-type="float">
            <text:p>23.6704109224186</text:p>
          </table:table-cell>
          <table:table-cell table:style-name="Default" table:formula="of:=[.F12]/[.F$25]" office:value-type="float" office:value="20.7946157131245" calcext:value-type="float">
            <text:p>20.7946157131245</text:p>
          </table:table-cell>
          <table:table-cell/>
          <table:table-cell table:formula="of:=[.F35]/[.F$48]" office:value-type="float" office:value="20.7434233570797" calcext:value-type="float">
            <text:p>20.7434233570797</text:p>
          </table:table-cell>
          <table:table-cell/>
          <table:table-cell table:formula="of:=SUM([.J12:.O12])" office:value-type="float" office:value="64.838579" calcext:value-type="float">
            <text:p>64.838579</text:p>
          </table:table-cell>
          <table:table-cell/>
          <table:table-cell table:formula="of:=[.J12] / [.$K58]" office:value-type="float" office:value="0.0908267283278988" calcext:value-type="float">
            <text:p>0.0908267283278988</text:p>
          </table:table-cell>
          <table:table-cell table:formula="of:=[.K12] / [.$K58]" office:value-type="float" office:value="0.307853970704694" calcext:value-type="float">
            <text:p>0.307853970704694</text:p>
          </table:table-cell>
          <table:table-cell table:formula="of:=[.L12] / [.$K58]" office:value-type="float" office:value="0.197762137877821" calcext:value-type="float">
            <text:p>0.197762137877821</text:p>
          </table:table-cell>
          <table:table-cell table:formula="of:=[.M12] / [.$K58]" office:value-type="float" office:value="0.123913742773419" calcext:value-type="float">
            <text:p>0.123913742773419</text:p>
          </table:table-cell>
          <table:table-cell table:formula="of:=[.N12] / [.$K58]" office:value-type="float" office:value="0.131654057378401" calcext:value-type="float">
            <text:p>0.131654057378401</text:p>
          </table:table-cell>
          <table:table-cell table:formula="of:=[.O12] / [.$K58]" office:value-type="float" office:value="0.147989362937766" calcext:value-type="float">
            <text:p>0.147989362937766</text:p>
          </table:table-cell>
          <table:table-cell table:number-columns-repeated="2"/>
        </table:table-row>
        <table:table-row table:style-name="ro1">
          <table:table-cell table:formula="of:=[.A13]*[.B13]*[.C13]" office:value-type="float" office:value="936" calcext:value-type="float">
            <text:p>936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59]/[.A$71]" office:value-type="float" office:value="26" calcext:value-type="float">
            <text:p>26</text:p>
          </table:table-cell>
          <table:table-cell table:formula="of:=[.E13]/[.E$25]" office:value-type="float" office:value="21.5931305879432" calcext:value-type="float">
            <text:p>21.5931305879432</text:p>
          </table:table-cell>
          <table:table-cell table:style-name="Default" table:formula="of:=[.F13]/[.F$25]" office:value-type="float" office:value="18.5710895959052" calcext:value-type="float">
            <text:p>18.5710895959052</text:p>
          </table:table-cell>
          <table:table-cell/>
          <table:table-cell table:formula="of:=[.F36]/[.F$48]" office:value-type="float" office:value="18.4247599105833" calcext:value-type="float">
            <text:p>18.4247599105833</text:p>
          </table:table-cell>
          <table:table-cell/>
          <table:table-cell table:formula="of:=SUM([.J13:.O13])" office:value-type="float" office:value="62.115115" calcext:value-type="float">
            <text:p>62.115115</text:p>
          </table:table-cell>
          <table:table-cell/>
          <table:table-cell table:formula="of:=[.J13] / [.$K59]" office:value-type="float" office:value="0.0924158958733313" calcext:value-type="float">
            <text:p>0.0924158958733313</text:p>
          </table:table-cell>
          <table:table-cell table:formula="of:=[.K13] / [.$K59]" office:value-type="float" office:value="0.31842088676806" calcext:value-type="float">
            <text:p>0.31842088676806</text:p>
          </table:table-cell>
          <table:table-cell table:formula="of:=[.L13] / [.$K59]" office:value-type="float" office:value="0.191303018597003" calcext:value-type="float">
            <text:p>0.191303018597003</text:p>
          </table:table-cell>
          <table:table-cell table:formula="of:=[.M13] / [.$K59]" office:value-type="float" office:value="0.121712001982126" calcext:value-type="float">
            <text:p>0.121712001982126</text:p>
          </table:table-cell>
          <table:table-cell table:formula="of:=[.N13] / [.$K59]" office:value-type="float" office:value="0.137687920242923" calcext:value-type="float">
            <text:p>0.137687920242923</text:p>
          </table:table-cell>
          <table:table-cell table:formula="of:=[.O13] / [.$K59]" office:value-type="float" office:value="0.138460276536556" calcext:value-type="float">
            <text:p>0.138460276536556</text:p>
          </table:table-cell>
          <table:table-cell table:number-columns-repeated="2"/>
        </table:table-row>
        <table:table-row table:style-name="ro1">
          <table:table-cell table:formula="of:=[.A14]*[.B14]*[.C14]" office:value-type="float" office:value="828" calcext:value-type="float">
            <text:p>828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60]/[.A$71]" office:value-type="float" office:value="23" calcext:value-type="float">
            <text:p>23</text:p>
          </table:table-cell>
          <table:table-cell table:formula="of:=[.E14]/[.E$25]" office:value-type="float" office:value="19.0484959162267" calcext:value-type="float">
            <text:p>19.0484959162267</text:p>
          </table:table-cell>
          <table:table-cell table:style-name="Default" table:formula="of:=[.F14]/[.F$25]" office:value-type="float" office:value="16.8532203235081" calcext:value-type="float">
            <text:p>16.8532203235081</text:p>
          </table:table-cell>
          <table:table-cell/>
          <table:table-cell table:formula="of:=[.F37]/[.F$48]" office:value-type="float" office:value="16.7160781600314" calcext:value-type="float">
            <text:p>16.7160781600314</text:p>
          </table:table-cell>
          <table:table-cell/>
          <table:table-cell table:formula="of:=SUM([.J14:.O14])" office:value-type="float" office:value="63.468104" calcext:value-type="float">
            <text:p>63.468104</text:p>
          </table:table-cell>
          <table:table-cell/>
          <table:table-cell table:formula="of:=[.J14] / [.$K60]" office:value-type="float" office:value="0.0944216326361348" calcext:value-type="float">
            <text:p>0.0944216326361348</text:p>
          </table:table-cell>
          <table:table-cell table:formula="of:=[.K14] / [.$K60]" office:value-type="float" office:value="0.315726148050681" calcext:value-type="float">
            <text:p>0.315726148050681</text:p>
          </table:table-cell>
          <table:table-cell table:formula="of:=[.L14] / [.$K60]" office:value-type="float" office:value="0.197494193303773" calcext:value-type="float">
            <text:p>0.197494193303773</text:p>
          </table:table-cell>
          <table:table-cell table:formula="of:=[.M14] / [.$K60]" office:value-type="float" office:value="0.122854418339013" calcext:value-type="float">
            <text:p>0.122854418339013</text:p>
          </table:table-cell>
          <table:table-cell table:formula="of:=[.N14] / [.$K60]" office:value-type="float" office:value="0.135685572078851" calcext:value-type="float">
            <text:p>0.135685572078851</text:p>
          </table:table-cell>
          <table:table-cell table:formula="of:=[.O14] / [.$K60]" office:value-type="float" office:value="0.133818035591547" calcext:value-type="float">
            <text:p>0.133818035591547</text:p>
          </table:table-cell>
          <table:table-cell table:number-columns-repeated="2"/>
        </table:table-row>
        <table:table-row table:style-name="ro1">
          <table:table-cell table:formula="of:=[.A15]*[.B15]*[.C15]" office:value-type="float" office:value="720" calcext:value-type="float">
            <text:p>720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61]/[.A$71]" office:value-type="float" office:value="20" calcext:value-type="float">
            <text:p>20</text:p>
          </table:table-cell>
          <table:table-cell table:formula="of:=[.E15]/[.E$25]" office:value-type="float" office:value="16.4416247671851" calcext:value-type="float">
            <text:p>16.4416247671851</text:p>
          </table:table-cell>
          <table:table-cell table:style-name="Default" table:formula="of:=[.F15]/[.F$25]" office:value-type="float" office:value="15.0095419723193" calcext:value-type="float">
            <text:p>15.0095419723193</text:p>
          </table:table-cell>
          <table:table-cell/>
          <table:table-cell table:formula="of:=[.F38]/[.F$48]" office:value-type="float" office:value="14.9560683442958" calcext:value-type="float">
            <text:p>14.9560683442958</text:p>
          </table:table-cell>
          <table:table-cell/>
          <table:table-cell table:formula="of:=SUM([.J15:.O15])" office:value-type="float" office:value="64.151009" calcext:value-type="float">
            <text:p>64.151009</text:p>
          </table:table-cell>
          <table:table-cell/>
          <table:table-cell table:formula="of:=[.J15] / [.$K61]" office:value-type="float" office:value="0.0943232708935256" calcext:value-type="float">
            <text:p>0.0943232708935256</text:p>
          </table:table-cell>
          <table:table-cell table:formula="of:=[.K15] / [.$K61]" office:value-type="float" office:value="0.319343239012811" calcext:value-type="float">
            <text:p>0.319343239012811</text:p>
          </table:table-cell>
          <table:table-cell table:formula="of:=[.L15] / [.$K61]" office:value-type="float" office:value="0.19615922175129" calcext:value-type="float">
            <text:p>0.19615922175129</text:p>
          </table:table-cell>
          <table:table-cell table:formula="of:=[.M15] / [.$K61]" office:value-type="float" office:value="0.130750195994579" calcext:value-type="float">
            <text:p>0.130750195994579</text:p>
          </table:table-cell>
          <table:table-cell table:formula="of:=[.N15] / [.$K61]" office:value-type="float" office:value="0.133553908715606" calcext:value-type="float">
            <text:p>0.133553908715606</text:p>
          </table:table-cell>
          <table:table-cell table:formula="of:=[.O15] / [.$K61]" office:value-type="float" office:value="0.125870163632189" calcext:value-type="float">
            <text:p>0.125870163632189</text:p>
          </table:table-cell>
          <table:table-cell table:number-columns-repeated="2"/>
        </table:table-row>
        <table:table-row table:style-name="ro1">
          <table:table-cell table:formula="of:=[.A16]*[.B16]*[.C16]" office:value-type="float" office:value="648" calcext:value-type="float">
            <text:p>648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62]/[.A$71]" office:value-type="float" office:value="18" calcext:value-type="float">
            <text:p>18</text:p>
          </table:table-cell>
          <table:table-cell table:formula="of:=[.E16]/[.E$25]" office:value-type="float" office:value="14.7240901036309" calcext:value-type="float">
            <text:p>14.7240901036309</text:p>
          </table:table-cell>
          <table:table-cell table:style-name="Default" table:formula="of:=[.F16]/[.F$25]" office:value-type="float" office:value="13.8245871725568" calcext:value-type="float">
            <text:p>13.8245871725568</text:p>
          </table:table-cell>
          <table:table-cell/>
          <table:table-cell table:formula="of:=[.F39]/[.F$48]" office:value-type="float" office:value="13.7970817177647" calcext:value-type="float">
            <text:p>13.7970817177647</text:p>
          </table:table-cell>
          <table:table-cell/>
          <table:table-cell table:formula="of:=SUM([.J16:.O16])" office:value-type="float" office:value="57.418623" calcext:value-type="float">
            <text:p>57.418623</text:p>
          </table:table-cell>
          <table:table-cell/>
          <table:table-cell table:formula="of:=[.J16] / [.$K62]" office:value-type="float" office:value="0.0881437020877355" calcext:value-type="float">
            <text:p>0.0881437020877355</text:p>
          </table:table-cell>
          <table:table-cell table:formula="of:=[.K16] / [.$K62]" office:value-type="float" office:value="0.36796347415019" calcext:value-type="float">
            <text:p>0.36796347415019</text:p>
          </table:table-cell>
          <table:table-cell table:formula="of:=[.L16] / [.$K62]" office:value-type="float" office:value="0.171176222738745" calcext:value-type="float">
            <text:p>0.171176222738745</text:p>
          </table:table-cell>
          <table:table-cell table:formula="of:=[.M16] / [.$K62]" office:value-type="float" office:value="0.120574312623276" calcext:value-type="float">
            <text:p>0.120574312623276</text:p>
          </table:table-cell>
          <table:table-cell table:formula="of:=[.N16] / [.$K62]" office:value-type="float" office:value="0.110201771993034" calcext:value-type="float">
            <text:p>0.110201771993034</text:p>
          </table:table-cell>
          <table:table-cell table:formula="of:=[.O16] / [.$K62]" office:value-type="float" office:value="0.14194051640702" calcext:value-type="float">
            <text:p>0.14194051640702</text:p>
          </table:table-cell>
          <table:table-cell table:number-columns-repeated="2"/>
        </table:table-row>
        <table:table-row table:style-name="ro1">
          <table:table-cell table:formula="of:=[.A17]*[.B17]*[.C17]" office:value-type="float" office:value="576" calcext:value-type="float">
            <text:p>576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63]/[.A$71]" office:value-type="float" office:value="16" calcext:value-type="float">
            <text:p>16</text:p>
          </table:table-cell>
          <table:table-cell table:formula="of:=[.E17]/[.E$25]" office:value-type="float" office:value="13.0531583254157" calcext:value-type="float">
            <text:p>13.0531583254157</text:p>
          </table:table-cell>
          <table:table-cell table:style-name="Default" table:formula="of:=[.F17]/[.F$25]" office:value-type="float" office:value="12.6024247320732" calcext:value-type="float">
            <text:p>12.6024247320732</text:p>
          </table:table-cell>
          <table:table-cell/>
          <table:table-cell table:formula="of:=[.F40]/[.F$48]" office:value-type="float" office:value="12.5872595785331" calcext:value-type="float">
            <text:p>12.5872595785331</text:p>
          </table:table-cell>
          <table:table-cell/>
          <table:table-cell table:formula="of:=SUM([.J17:.O17])" office:value-type="float" office:value="58.052129" calcext:value-type="float">
            <text:p>58.052129</text:p>
          </table:table-cell>
          <table:table-cell/>
          <table:table-cell table:formula="of:=[.J17] / [.$K63]" office:value-type="float" office:value="0.0890922191673625" calcext:value-type="float">
            <text:p>0.0890922191673625</text:p>
          </table:table-cell>
          <table:table-cell table:formula="of:=[.K17] / [.$K63]" office:value-type="float" office:value="0.364419296319003" calcext:value-type="float">
            <text:p>0.364419296319003</text:p>
          </table:table-cell>
          <table:table-cell table:formula="of:=[.L17] / [.$K63]" office:value-type="float" office:value="0.174119247202803" calcext:value-type="float">
            <text:p>0.174119247202803</text:p>
          </table:table-cell>
          <table:table-cell table:formula="of:=[.M17] / [.$K63]" office:value-type="float" office:value="0.122720098689232" calcext:value-type="float">
            <text:p>0.122720098689232</text:p>
          </table:table-cell>
          <table:table-cell table:formula="of:=[.N17] / [.$K63]" office:value-type="float" office:value="0.108614293887482" calcext:value-type="float">
            <text:p>0.108614293887482</text:p>
          </table:table-cell>
          <table:table-cell table:formula="of:=[.O17] / [.$K63]" office:value-type="float" office:value="0.141034844734118" calcext:value-type="float">
            <text:p>0.141034844734118</text:p>
          </table:table-cell>
          <table:table-cell table:number-columns-repeated="2"/>
        </table:table-row>
        <table:table-row table:style-name="ro1">
          <table:table-cell table:formula="of:=[.A18]*[.B18]*[.C18]" office:value-type="float" office:value="504" calcext:value-type="float">
            <text:p>504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64]/[.A$71]" office:value-type="float" office:value="14" calcext:value-type="float">
            <text:p>14</text:p>
          </table:table-cell>
          <table:table-cell table:formula="of:=[.E18]/[.E$25]" office:value-type="float" office:value="11.3724160819041" calcext:value-type="float">
            <text:p>11.3724160819041</text:p>
          </table:table-cell>
          <table:table-cell table:style-name="Default" table:formula="of:=[.F18]/[.F$25]" office:value-type="float" office:value="11.3704974649683" calcext:value-type="float">
            <text:p>11.3704974649683</text:p>
          </table:table-cell>
          <table:table-cell/>
          <table:table-cell table:formula="of:=[.F41]/[.F$48]" office:value-type="float" office:value="11.377442422506" calcext:value-type="float">
            <text:p>11.377442422506</text:p>
          </table:table-cell>
          <table:table-cell/>
          <table:table-cell table:formula="of:=SUM([.J18:.O18])" office:value-type="float" office:value="57.913164" calcext:value-type="float">
            <text:p>57.913164</text:p>
          </table:table-cell>
          <table:table-cell/>
          <table:table-cell table:formula="of:=[.J18] / [.$K64]" office:value-type="float" office:value="0.0863152633138814" calcext:value-type="float">
            <text:p>0.0863152633138814</text:p>
          </table:table-cell>
          <table:table-cell table:formula="of:=[.K18] / [.$K64]" office:value-type="float" office:value="0.374982689600589" calcext:value-type="float">
            <text:p>0.374982689600589</text:p>
          </table:table-cell>
          <table:table-cell table:formula="of:=[.L18] / [.$K64]" office:value-type="float" office:value="0.172354389064289" calcext:value-type="float">
            <text:p>0.172354389064289</text:p>
          </table:table-cell>
          <table:table-cell table:formula="of:=[.M18] / [.$K64]" office:value-type="float" office:value="0.124189847406714" calcext:value-type="float">
            <text:p>0.124189847406714</text:p>
          </table:table-cell>
          <table:table-cell table:formula="of:=[.N18] / [.$K64]" office:value-type="float" office:value="0.107941918006759" calcext:value-type="float">
            <text:p>0.107941918006759</text:p>
          </table:table-cell>
          <table:table-cell table:formula="of:=[.O18] / [.$K64]" office:value-type="float" office:value="0.134215892607767" calcext:value-type="float">
            <text:p>0.134215892607767</text:p>
          </table:table-cell>
          <table:table-cell table:number-columns-repeated="2"/>
        </table:table-row>
        <table:table-row table:style-name="ro1">
          <table:table-cell table:formula="of:=[.A19]*[.B19]*[.C19]" office:value-type="float" office:value="432" calcext:value-type="float">
            <text:p>432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65]/[.A$71]" office:value-type="float" office:value="12" calcext:value-type="float">
            <text:p>12</text:p>
          </table:table-cell>
          <table:table-cell table:formula="of:=[.E19]/[.E$25]" office:value-type="float" office:value="9.68885562221385" calcext:value-type="float">
            <text:p>9.68885562221385</text:p>
          </table:table-cell>
          <table:table-cell table:style-name="Default" table:formula="of:=[.F19]/[.F$25]" office:value-type="float" office:value="10.095249734205" calcext:value-type="float">
            <text:p>10.095249734205</text:p>
          </table:table-cell>
          <table:table-cell/>
          <table:table-cell table:formula="of:=[.F42]/[.F$48]" office:value-type="float" office:value="10.0972106258085" calcext:value-type="float">
            <text:p>10.0972106258085</text:p>
          </table:table-cell>
          <table:table-cell/>
          <table:table-cell table:formula="of:=SUM([.J19:.O19])" office:value-type="float" office:value="58.580818" calcext:value-type="float">
            <text:p>58.580818</text:p>
          </table:table-cell>
          <table:table-cell/>
          <table:table-cell table:formula="of:=[.J19] / [.$K65]" office:value-type="float" office:value="0.0871206339249138" calcext:value-type="float">
            <text:p>0.0871206339249138</text:p>
          </table:table-cell>
          <table:table-cell table:formula="of:=[.K19] / [.$K65]" office:value-type="float" office:value="0.373585599299757" calcext:value-type="float">
            <text:p>0.373585599299757</text:p>
          </table:table-cell>
          <table:table-cell table:formula="of:=[.L19] / [.$K65]" office:value-type="float" office:value="0.176172565565745" calcext:value-type="float">
            <text:p>0.176172565565745</text:p>
          </table:table-cell>
          <table:table-cell table:formula="of:=[.M19] / [.$K65]" office:value-type="float" office:value="0.126344053440838" calcext:value-type="float">
            <text:p>0.126344053440838</text:p>
          </table:table-cell>
          <table:table-cell table:formula="of:=[.N19] / [.$K65]" office:value-type="float" office:value="0.10663511048958" calcext:value-type="float">
            <text:p>0.10663511048958</text:p>
          </table:table-cell>
          <table:table-cell table:formula="of:=[.O19] / [.$K65]" office:value-type="float" office:value="0.130142037279165" calcext:value-type="float">
            <text:p>0.130142037279165</text:p>
          </table:table-cell>
          <table:table-cell table:number-columns-repeated="2"/>
        </table:table-row>
        <table:table-row table:style-name="ro1">
          <table:table-cell table:formula="of:=[.A20]*[.B20]*[.C20]" office:value-type="float" office:value="360" calcext:value-type="float">
            <text:p>360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66]/[.A$71]" office:value-type="float" office:value="10" calcext:value-type="float">
            <text:p>10</text:p>
          </table:table-cell>
          <table:table-cell table:formula="of:=[.E20]/[.E$25]" office:value-type="float" office:value="7.99583939678328" calcext:value-type="float">
            <text:p>7.99583939678328</text:p>
          </table:table-cell>
          <table:table-cell table:style-name="Default" table:formula="of:=[.F20]/[.F$25]" office:value-type="float" office:value="8.83519658268519" calcext:value-type="float">
            <text:p>8.83519658268519</text:p>
          </table:table-cell>
          <table:table-cell/>
          <table:table-cell table:formula="of:=[.F43]/[.F$48]" office:value-type="float" office:value="8.83595247812207" calcext:value-type="float">
            <text:p>8.83595247812207</text:p>
          </table:table-cell>
          <table:table-cell/>
          <table:table-cell table:formula="of:=SUM([.J20:.O20])" office:value-type="float" office:value="60.659584" calcext:value-type="float">
            <text:p>60.659584</text:p>
          </table:table-cell>
          <table:table-cell/>
          <table:table-cell table:formula="of:=[.J20] / [.$K66]" office:value-type="float" office:value="0.0835846319025201" calcext:value-type="float">
            <text:p>0.0835846319025201</text:p>
          </table:table-cell>
          <table:table-cell table:formula="of:=[.K20] / [.$K66]" office:value-type="float" office:value="0.377571827726349" calcext:value-type="float">
            <text:p>0.377571827726349</text:p>
          </table:table-cell>
          <table:table-cell table:formula="of:=[.L20] / [.$K66]" office:value-type="float" office:value="0.181681859209585" calcext:value-type="float">
            <text:p>0.181681859209585</text:p>
          </table:table-cell>
          <table:table-cell table:formula="of:=[.M20] / [.$K66]" office:value-type="float" office:value="0.12599891881883" calcext:value-type="float">
            <text:p>0.12599891881883</text:p>
          </table:table-cell>
          <table:table-cell table:formula="of:=[.N20] / [.$K66]" office:value-type="float" office:value="0.100708174985176" calcext:value-type="float">
            <text:p>0.100708174985176</text:p>
          </table:table-cell>
          <table:table-cell table:formula="of:=[.O20] / [.$K66]" office:value-type="float" office:value="0.130454587357539" calcext:value-type="float">
            <text:p>0.130454587357539</text:p>
          </table:table-cell>
          <table:table-cell table:number-columns-repeated="2"/>
        </table:table-row>
        <table:table-row table:style-name="ro1">
          <table:table-cell table:formula="of:=[.A21]*[.B21]*[.C21]" office:value-type="float" office:value="288" calcext:value-type="float">
            <text:p>288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67]/[.A$71]" office:value-type="float" office:value="8" calcext:value-type="float">
            <text:p>8</text:p>
          </table:table-cell>
          <table:table-cell table:formula="of:=[.E21]/[.E$25]" office:value-type="float" office:value="6.28349060898903" calcext:value-type="float">
            <text:p>6.28349060898903</text:p>
          </table:table-cell>
          <table:table-cell table:style-name="Default" table:formula="of:=[.F21]/[.F$25]" office:value-type="float" office:value="7.56014387407506" calcext:value-type="float">
            <text:p>7.56014387407506</text:p>
          </table:table-cell>
          <table:table-cell/>
          <table:table-cell table:formula="of:=[.F44]/[.F$48]" office:value-type="float" office:value="7.57757226833387" calcext:value-type="float">
            <text:p>7.57757226833387</text:p>
          </table:table-cell>
          <table:table-cell/>
          <table:table-cell table:formula="of:=SUM([.J21:.O21])" office:value-type="float" office:value="63.49773" calcext:value-type="float">
            <text:p>63.49773</text:p>
          </table:table-cell>
          <table:table-cell/>
          <table:table-cell table:formula="of:=[.J21] / [.$K67]" office:value-type="float" office:value="0.0812172498134973" calcext:value-type="float">
            <text:p>0.0812172498134973</text:p>
          </table:table-cell>
          <table:table-cell table:formula="of:=[.K21] / [.$K67]" office:value-type="float" office:value="0.391071491847031" calcext:value-type="float">
            <text:p>0.391071491847031</text:p>
          </table:table-cell>
          <table:table-cell table:formula="of:=[.L21] / [.$K67]" office:value-type="float" office:value="0.181900408093329" calcext:value-type="float">
            <text:p>0.181900408093329</text:p>
          </table:table-cell>
          <table:table-cell table:formula="of:=[.M21] / [.$K67]" office:value-type="float" office:value="0.122030945043232" calcext:value-type="float">
            <text:p>0.122030945043232</text:p>
          </table:table-cell>
          <table:table-cell table:formula="of:=[.N21] / [.$K67]" office:value-type="float" office:value="0.0948283505567837" calcext:value-type="float">
            <text:p>0.0948283505567837</text:p>
          </table:table-cell>
          <table:table-cell table:formula="of:=[.O21] / [.$K67]" office:value-type="float" office:value="0.128951554646127" calcext:value-type="float">
            <text:p>0.128951554646127</text:p>
          </table:table-cell>
          <table:table-cell table:number-columns-repeated="2"/>
        </table:table-row>
        <table:table-row table:style-name="ro1">
          <table:table-cell table:formula="of:=[.A22]*[.B22]*[.C22]" office:value-type="float" office:value="216" calcext:value-type="float">
            <text:p>216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68]/[.A$71]" office:value-type="float" office:value="6" calcext:value-type="float">
            <text:p>6</text:p>
          </table:table-cell>
          <table:table-cell table:formula="of:=[.E22]/[.E$25]" office:value-type="float" office:value="4.63940449300701" calcext:value-type="float">
            <text:p>4.63940449300701</text:p>
          </table:table-cell>
          <table:table-cell table:style-name="Default" table:formula="of:=[.F22]/[.F$25]" office:value-type="float" office:value="6.30775110757957" calcext:value-type="float">
            <text:p>6.30775110757957</text:p>
          </table:table-cell>
          <table:table-cell/>
          <table:table-cell table:formula="of:=[.F45]/[.F$48]" office:value-type="float" office:value="6.30382923162637" calcext:value-type="float">
            <text:p>6.30382923162637</text:p>
          </table:table-cell>
          <table:table-cell/>
          <table:table-cell table:formula="of:=SUM([.J22:.O22])" office:value-type="float" office:value="66.742706" calcext:value-type="float">
            <text:p>66.742706</text:p>
          </table:table-cell>
          <table:table-cell/>
          <table:table-cell table:formula="of:=[.J22] / [.$K68]" office:value-type="float" office:value="0.0771061185322633" calcext:value-type="float">
            <text:p>0.0771061185322633</text:p>
          </table:table-cell>
          <table:table-cell table:formula="of:=[.K22] / [.$K68]" office:value-type="float" office:value="0.397638687289664" calcext:value-type="float">
            <text:p>0.397638687289664</text:p>
          </table:table-cell>
          <table:table-cell table:formula="of:=[.L22] / [.$K68]" office:value-type="float" office:value="0.187505987545665" calcext:value-type="float">
            <text:p>0.187505987545665</text:p>
          </table:table-cell>
          <table:table-cell table:formula="of:=[.M22] / [.$K68]" office:value-type="float" office:value="0.126486091229205" calcext:value-type="float">
            <text:p>0.126486091229205</text:p>
          </table:table-cell>
          <table:table-cell table:formula="of:=[.N22] / [.$K68]" office:value-type="float" office:value="0.0918175088675608" calcext:value-type="float">
            <text:p>0.0918175088675608</text:p>
          </table:table-cell>
          <table:table-cell table:formula="of:=[.O22] / [.$K68]" office:value-type="float" office:value="0.119445606535642" calcext:value-type="float">
            <text:p>0.119445606535642</text:p>
          </table:table-cell>
          <table:table-cell table:number-columns-repeated="2"/>
        </table:table-row>
        <table:table-row table:style-name="ro1">
          <table:table-cell table:formula="of:=[.A23]*[.B23]*[.C23]" office:value-type="float" office:value="144" calcext:value-type="float">
            <text:p>144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69]/[.A$71]" office:value-type="float" office:value="4" calcext:value-type="float">
            <text:p>4</text:p>
          </table:table-cell>
          <table:table-cell table:formula="of:=[.E23]/[.E$25]" office:value-type="float" office:value="3.18810757859575" calcext:value-type="float">
            <text:p>3.18810757859575</text:p>
          </table:table-cell>
          <table:table-cell table:style-name="Default" table:formula="of:=[.F23]/[.F$25]" office:value-type="float" office:value="4.26102392583182" calcext:value-type="float">
            <text:p>4.26102392583182</text:p>
          </table:table-cell>
          <table:table-cell/>
          <table:table-cell table:formula="of:=[.F46]/[.F$48]" office:value-type="float" office:value="4.26080365589851" calcext:value-type="float">
            <text:p>4.26080365589851</text:p>
          </table:table-cell>
          <table:table-cell/>
          <table:table-cell table:formula="of:=SUM([.J23:.O23])" office:value-type="float" office:value="68.732822" calcext:value-type="float">
            <text:p>68.732822</text:p>
          </table:table-cell>
          <table:table-cell/>
          <table:table-cell table:formula="of:=[.J23] / [.$K69]" office:value-type="float" office:value="0.0758554333765024" calcext:value-type="float">
            <text:p>0.0758554333765024</text:p>
          </table:table-cell>
          <table:table-cell table:formula="of:=[.K23] / [.$K69]" office:value-type="float" office:value="0.409152951700426" calcext:value-type="float">
            <text:p>0.409152951700426</text:p>
          </table:table-cell>
          <table:table-cell table:formula="of:=[.L23] / [.$K69]" office:value-type="float" office:value="0.185434900374089" calcext:value-type="float">
            <text:p>0.185434900374089</text:p>
          </table:table-cell>
          <table:table-cell table:formula="of:=[.M23] / [.$K69]" office:value-type="float" office:value="0.127247125107129" calcext:value-type="float">
            <text:p>0.127247125107129</text:p>
          </table:table-cell>
          <table:table-cell table:formula="of:=[.N23] / [.$K69]" office:value-type="float" office:value="0.0960430083897908" calcext:value-type="float">
            <text:p>0.0960430083897908</text:p>
          </table:table-cell>
          <table:table-cell table:formula="of:=[.O23] / [.$K69]" office:value-type="float" office:value="0.106266581052063" calcext:value-type="float">
            <text:p>0.106266581052063</text:p>
          </table:table-cell>
          <table:table-cell table:number-columns-repeated="2"/>
        </table:table-row>
        <table:table-row table:style-name="ro1">
          <table:table-cell table:formula="of:=[.A24]*[.B24]*[.C24]" office:value-type="float" office:value="72" calcext:value-type="float">
            <text:p>72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70]/[.A$71]" office:value-type="float" office:value="2" calcext:value-type="float">
            <text:p>2</text:p>
          </table:table-cell>
          <table:table-cell table:formula="of:=[.E24]/[.E$25]" office:value-type="float" office:value="1.71469668620991" calcext:value-type="float">
            <text:p>1.71469668620991</text:p>
          </table:table-cell>
          <table:table-cell table:style-name="Default" table:formula="of:=[.F24]/[.F$25]" office:value-type="float" office:value="2.06785623741123" calcext:value-type="float">
            <text:p>2.06785623741123</text:p>
          </table:table-cell>
          <table:table-cell/>
          <table:table-cell table:formula="of:=[.F47]/[.F$48]" office:value-type="float" office:value="2.06398320715036" calcext:value-type="float">
            <text:p>2.06398320715036</text:p>
          </table:table-cell>
          <table:table-cell/>
          <table:table-cell table:formula="of:=SUM([.J24:.O24])" office:value-type="float" office:value="64.117026" calcext:value-type="float">
            <text:p>64.117026</text:p>
          </table:table-cell>
          <table:table-cell/>
          <table:table-cell table:formula="of:=[.J24] / [.$K70]" office:value-type="float" office:value="0.0839845878066771" calcext:value-type="float">
            <text:p>0.0839845878066771</text:p>
          </table:table-cell>
          <table:table-cell table:formula="of:=[.K24] / [.$K70]" office:value-type="float" office:value="0.421208213868185" calcext:value-type="float">
            <text:p>0.421208213868185</text:p>
          </table:table-cell>
          <table:table-cell table:formula="of:=[.L24] / [.$K70]" office:value-type="float" office:value="0.187514514475453" calcext:value-type="float">
            <text:p>0.187514514475453</text:p>
          </table:table-cell>
          <table:table-cell table:formula="of:=[.M24] / [.$K70]" office:value-type="float" office:value="0.125158097632289" calcext:value-type="float">
            <text:p>0.125158097632289</text:p>
          </table:table-cell>
          <table:table-cell table:formula="of:=[.N24] / [.$K70]" office:value-type="float" office:value="0.108027530784101" calcext:value-type="float">
            <text:p>0.108027530784101</text:p>
          </table:table-cell>
          <table:table-cell table:formula="of:=[.O24] / [.$K70]" office:value-type="float" office:value="0.0741070554332947" calcext:value-type="float">
            <text:p>0.0741070554332947</text:p>
          </table:table-cell>
          <table:table-cell table:number-columns-repeated="2"/>
        </table:table-row>
        <table:table-row table:style-name="ro1">
          <table:table-cell table:formula="of:=[.A25]*[.B25]*[.C25]" office:value-type="float" office:value="36" calcext:value-type="float">
            <text:p>36</text:p>
          </table:table-cell>
          <table:table-cell/>
          <table:table-cell table:formula="of:=[.I$25]" office:value-type="float" office:value="64.117452" calcext:value-type="float">
            <text:p>64.117452</text:p>
          </table:table-cell>
          <table:table-cell/>
          <table:table-cell table:formula="of:=[.A71]/[.A$71]" office:value-type="float" office:value="1" calcext:value-type="float">
            <text:p>1</text:p>
          </table:table-cell>
          <table:table-cell table:formula="of:=[.E25]/[.E$25]" office:value-type="float" office:value="1" calcext:value-type="float">
            <text:p>1</text:p>
          </table:table-cell>
          <table:table-cell table:style-name="Default" table:formula="of:=[.F25]/[.F$25]" office:value-type="float" office:value="1" calcext:value-type="float">
            <text:p>1</text:p>
          </table:table-cell>
          <table:table-cell/>
          <table:table-cell table:formula="of:=[.F48]/[.F$48]" office:value-type="float" office:value="1" calcext:value-type="float">
            <text:p>1</text:p>
          </table:table-cell>
          <table:table-cell/>
          <table:table-cell table:formula="of:=SUM([.J25:.O25])" office:value-type="float" office:value="62.63454" calcext:value-type="float">
            <text:p>62.63454</text:p>
          </table:table-cell>
          <table:table-cell/>
          <table:table-cell table:formula="of:=[.J25] / [.$K71]" office:value-type="float" office:value="0.096156928748898" calcext:value-type="float">
            <text:p>0.096156928748898</text:p>
          </table:table-cell>
          <table:table-cell table:formula="of:=[.K25] / [.$K71]" office:value-type="float" office:value="0.417243249491415" calcext:value-type="float">
            <text:p>0.417243249491415</text:p>
          </table:table-cell>
          <table:table-cell table:formula="of:=[.L25] / [.$K71]" office:value-type="float" office:value="0.191442692801767" calcext:value-type="float">
            <text:p>0.191442692801767</text:p>
          </table:table-cell>
          <table:table-cell table:formula="of:=[.M25] / [.$K71]" office:value-type="float" office:value="0.124487910344676" calcext:value-type="float">
            <text:p>0.124487910344676</text:p>
          </table:table-cell>
          <table:table-cell table:formula="of:=[.N25] / [.$K71]" office:value-type="float" office:value="0.118291744459207" calcext:value-type="float">
            <text:p>0.118291744459207</text:p>
          </table:table-cell>
          <table:table-cell table:formula="of:=[.O25] / [.$K71]" office:value-type="float" office:value="0.0523774741540371" calcext:value-type="float">
            <text:p>0.052377474154037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x accuracy</text:p>
          </table:table-cell>
          <table:table-cell office:value-type="string" calcext:value-type="string">
            <text:p>min accuracy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1" table:formula="of:=MAX([.G8:.G25])" office:value-type="float" office:value="0.359296" calcext:value-type="float">
            <text:p>3.59E-01</text:p>
          </table:table-cell>
          <table:table-cell table:style-name="ce1" table:formula="of:=MIN([.G8:.G25])" office:value-type="float" office:value="0.233905" calcext:value-type="float">
            <text:p>2.34E-01</text:p>
          </table:table-cell>
          <table:table-cell table:number-columns-repeated="4"/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C51:Sheet1.C6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2:11:47.6096907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3T12:18:21.502160245</dc:date>
    <meta:editing-duration>PT12H6M5S</meta:editing-duration>
    <meta:editing-cycles>90</meta:editing-cycles>
    <meta:generator>LibreOffice/7.2.4.1$Linux_X86_64 LibreOffice_project/20$Build-1</meta:generator>
    <meta:document-statistic meta:table-count="1" meta:cell-count="96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2.957cm" svg:y="0.228cm" style:legend-expansion="custom" svg:width="14.503cm" svg:height="1.088cm" style:legend-expansion-aspect-ratio="13.3299632352941" chart:style-name="ch2"/>
        <chart:plot-area chart:style-name="ch3" table:cell-range-address="Sheet1.A52:Sheet1.A71 Sheet1.E51:Sheet1.G71 Sheet1.C51:Sheet1.C71 Sheet1.I6:Sheet1.I25" chart:data-source-has-labels="row" svg:x="0.74cm" svg:y="1.337cm" svg:width="18.409cm" svg:height="7.135cm">
          <chart:coordinate-region svg:x="1.361cm" svg:y="1.537cm" svg:width="17.167cm" svg:height="6.288cm"/>
          <chart:axis chart:dimension="x" chart:name="primary-x" chart:style-name="ch4">
            <chart:title svg:x="9.18cm" svg:y="8.255cm" chart:style-name="ch5">
              <text:p>#processes</text:p>
            </chart:title>
          </chart:axis>
          <chart:axis chart:dimension="y" chart:name="primary-y" chart:style-name="ch6">
            <chart:title svg:x="0.206cm" svg:y="5.75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>
            <chart:title svg:x="19.214cm" svg:y="6.078cm" chart:style-name="ch7">
              <text:p>Relative #objects</text:p>
            </chart:title>
          </chart:axis>
          <chart:series chart:attached-axis="secondary-y" chart:style-name="ch10" chart:values-cell-range-address="Sheet1.E52:Sheet1.E71" chart:label-cell-address="Sheet1.E51:Sheet1.E51" chart:class="chart:scatter">
            <chart:domain table:cell-range-address="Sheet1.A52:Sheet1.A71"/>
            <chart:data-point chart:repeated="20"/>
          </chart:series>
          <chart:series chart:attached-axis="secondary-y" chart:style-name="ch11" chart:values-cell-range-address="Sheet1.F52:Sheet1.F71" chart:label-cell-address="Sheet1.F51:Sheet1.F51" chart:class="chart:scatter">
            <chart:data-point chart:repeated="20"/>
          </chart:series>
          <chart:series chart:attached-axis="secondary-y" chart:style-name="ch12" chart:values-cell-range-address="Sheet1.G52:Sheet1.G71" chart:label-cell-address="Sheet1.G51:Sheet1.G51" chart:class="chart:scatter">
            <chart:data-point chart:repeated="20"/>
          </chart:series>
          <chart:series chart:attached-axis="primary-y" chart:style-name="ch13" chart:values-cell-range-address="Sheet1.C52:Sheet1.C71" chart:label-cell-address="Sheet1.C51:Sheet1.C51" chart:class="chart:scatter">
            <chart:data-point chart:repeated="20"/>
          </chart:series>
          <chart:series chart:attached-axis="primary-y" chart:style-name="ch14" chart:values-cell-range-address="Sheet1.I6:Sheet1.I25" loext:label-string="&quot;runtime&quot;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#objects</text:p>
                <draw:g>
                  <svg:desc>Sheet1.E51:Sheet1.E51</svg:desc>
                </draw:g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  <table:table-cell office:value-type="string">
                <text:p>symbolic #objects</text:p>
                <draw:g>
                  <svg:desc>Sheet1.G51:Sheet1.G51</svg:desc>
                </draw:g>
              </table:table-cell>
              <table:table-cell office:value-type="string">
                <text:p>ref. runtime</text:p>
                <draw:g>
                  <svg:desc>Sheet1.C51:Sheet1.C51</svg:desc>
                </draw:g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8">
                <text:p>1548</text:p>
                <draw:g>
                  <svg:desc>Sheet1.A52:Sheet1.A71</svg:desc>
                </draw:g>
              </table:table-cell>
              <table:table-cell office:value-type="float" office:value="43">
                <text:p>43</text:p>
                <draw:g>
                  <svg:desc>Sheet1.E52:Sheet1.E71</svg:desc>
                </draw:g>
              </table:table-cell>
              <table:table-cell office:value-type="float" office:value="31.0517249774844">
                <text:p>31.0517249774844</text:p>
                <draw:g>
                  <svg:desc>Sheet1.F52:Sheet1.F71</svg:desc>
                </draw:g>
              </table:table-cell>
              <table:table-cell office:value-type="float" office:value="32.6505317931248">
                <text:p>32.6505317931248</text:p>
                <draw:g>
                  <svg:desc>Sheet1.G52:Sheet1.G71</svg:desc>
                </draw:g>
              </table:table-cell>
              <table:table-cell office:value-type="float" office:value="64.117452">
                <text:p>64.117452</text:p>
                <draw:g>
                  <svg:desc>Sheet1.C52:Sheet1.C71</svg:desc>
                </draw:g>
              </table:table-cell>
              <table:table-cell office:value-type="float" office:value="69.544493">
                <text:p>69.544493</text:p>
                <draw:g>
                  <svg:desc>Sheet1.I6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2">
                <text:p>1512</text:p>
              </table:table-cell>
              <table:table-cell office:value-type="float" office:value="42">
                <text:p>42</text:p>
              </table:table-cell>
              <table:table-cell office:value-type="float" office:value="30.5336237723565">
                <text:p>30.5336237723565</text:p>
              </table:table-cell>
              <table:table-cell office:value-type="float" office:value="31.8273660904058">
                <text:p>31.8273660904058</text:p>
              </table:table-cell>
              <table:table-cell office:value-type="float" office:value="64.117452">
                <text:p>64.117452</text:p>
              </table:table-cell>
              <table:table-cell office:value-type="float" office:value="69.506506">
                <text:p>69.506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6">
                <text:p>1476</text:p>
              </table:table-cell>
              <table:table-cell office:value-type="float" office:value="41">
                <text:p>41</text:p>
              </table:table-cell>
              <table:table-cell office:value-type="float" office:value="30.0051545994396">
                <text:p>30.0051545994396</text:p>
              </table:table-cell>
              <table:table-cell office:value-type="float" office:value="31.0047210775189">
                <text:p>31.0047210775189</text:p>
              </table:table-cell>
              <table:table-cell office:value-type="float" office:value="64.117452">
                <text:p>64.117452</text:p>
              </table:table-cell>
              <table:table-cell office:value-type="float" office:value="69.537966">
                <text:p>69.537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8">
                <text:p>1368</text:p>
              </table:table-cell>
              <table:table-cell office:value-type="float" office:value="38">
                <text:p>38</text:p>
              </table:table-cell>
              <table:table-cell office:value-type="float" office:value="28.4162927007727">
                <text:p>28.4162927007727</text:p>
              </table:table-cell>
              <table:table-cell office:value-type="float" office:value="28.5360688682475">
                <text:p>28.5360688682475</text:p>
              </table:table-cell>
              <table:table-cell office:value-type="float" office:value="64.117452">
                <text:p>64.117452</text:p>
              </table:table-cell>
              <table:table-cell office:value-type="float" office:value="72.050946">
                <text:p>72.050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26.8416839881247">
                <text:p>26.8416839881247</text:p>
              </table:table-cell>
              <table:table-cell office:value-type="float" office:value="26.0684529334513">
                <text:p>26.0684529334513</text:p>
              </table:table-cell>
              <table:table-cell office:value-type="float" office:value="64.117452">
                <text:p>64.117452</text:p>
              </table:table-cell>
              <table:table-cell office:value-type="float" office:value="69.372004">
                <text:p>69.372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25.2878539873949">
                <text:p>25.2878539873949</text:p>
              </table:table-cell>
              <table:table-cell office:value-type="float" office:value="23.4196093414941">
                <text:p>23.4196093414941</text:p>
              </table:table-cell>
              <table:table-cell office:value-type="float" office:value="64.117452">
                <text:p>64.117452</text:p>
              </table:table-cell>
              <table:table-cell office:value-type="float" office:value="69.19615">
                <text:p>69.19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23.6704109224186">
                <text:p>23.6704109224186</text:p>
              </table:table-cell>
              <table:table-cell office:value-type="float" office:value="20.7946157131245">
                <text:p>20.7946157131245</text:p>
              </table:table-cell>
              <table:table-cell office:value-type="float" office:value="64.117452">
                <text:p>64.117452</text:p>
              </table:table-cell>
              <table:table-cell office:value-type="float" office:value="66.517547">
                <text:p>66.517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21.5931305879432">
                <text:p>21.5931305879432</text:p>
              </table:table-cell>
              <table:table-cell office:value-type="float" office:value="18.5710895959052">
                <text:p>18.5710895959052</text:p>
              </table:table-cell>
              <table:table-cell office:value-type="float" office:value="64.117452">
                <text:p>64.117452</text:p>
              </table:table-cell>
              <table:table-cell office:value-type="float" office:value="63.709399">
                <text:p>63.70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19.0484959162267">
                <text:p>19.0484959162267</text:p>
              </table:table-cell>
              <table:table-cell office:value-type="float" office:value="16.8532203235081">
                <text:p>16.8532203235081</text:p>
              </table:table-cell>
              <table:table-cell office:value-type="float" office:value="64.117452">
                <text:p>64.117452</text:p>
              </table:table-cell>
              <table:table-cell office:value-type="float" office:value="64.898205">
                <text:p>64.898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16.4416247671851">
                <text:p>16.4416247671851</text:p>
              </table:table-cell>
              <table:table-cell office:value-type="float" office:value="15.0095419723193">
                <text:p>15.0095419723193</text:p>
              </table:table-cell>
              <table:table-cell office:value-type="float" office:value="64.117452">
                <text:p>64.117452</text:p>
              </table:table-cell>
              <table:table-cell office:value-type="float" office:value="65.722037">
                <text:p>65.722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14.7240901036309">
                <text:p>14.7240901036309</text:p>
              </table:table-cell>
              <table:table-cell office:value-type="float" office:value="13.8245871725568">
                <text:p>13.8245871725568</text:p>
              </table:table-cell>
              <table:table-cell office:value-type="float" office:value="64.117452">
                <text:p>64.117452</text:p>
              </table:table-cell>
              <table:table-cell office:value-type="float" office:value="58.93475">
                <text:p>58.93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13.0531583254157">
                <text:p>13.0531583254157</text:p>
              </table:table-cell>
              <table:table-cell office:value-type="float" office:value="12.6024247320732">
                <text:p>12.6024247320732</text:p>
              </table:table-cell>
              <table:table-cell office:value-type="float" office:value="64.117452">
                <text:p>64.117452</text:p>
              </table:table-cell>
              <table:table-cell office:value-type="float" office:value="59.675149">
                <text:p>59.675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11.3724160819041">
                <text:p>11.3724160819041</text:p>
              </table:table-cell>
              <table:table-cell office:value-type="float" office:value="11.3704974649683">
                <text:p>11.3704974649683</text:p>
              </table:table-cell>
              <table:table-cell office:value-type="float" office:value="64.117452">
                <text:p>64.117452</text:p>
              </table:table-cell>
              <table:table-cell office:value-type="float" office:value="59.415672">
                <text:p>59.415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9.68885562221385">
                <text:p>9.68885562221385</text:p>
              </table:table-cell>
              <table:table-cell office:value-type="float" office:value="10.095249734205">
                <text:p>10.095249734205</text:p>
              </table:table-cell>
              <table:table-cell office:value-type="float" office:value="64.117452">
                <text:p>64.117452</text:p>
              </table:table-cell>
              <table:table-cell office:value-type="float" office:value="60.09096">
                <text:p>60.09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7.99583939678328">
                <text:p>7.99583939678328</text:p>
              </table:table-cell>
              <table:table-cell office:value-type="float" office:value="8.83519658268519">
                <text:p>8.83519658268519</text:p>
              </table:table-cell>
              <table:table-cell office:value-type="float" office:value="64.117452">
                <text:p>64.117452</text:p>
              </table:table-cell>
              <table:table-cell office:value-type="float" office:value="62.22281">
                <text:p>62.22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6.28349060898903">
                <text:p>6.28349060898903</text:p>
              </table:table-cell>
              <table:table-cell office:value-type="float" office:value="7.56014387407506">
                <text:p>7.56014387407506</text:p>
              </table:table-cell>
              <table:table-cell office:value-type="float" office:value="64.117452">
                <text:p>64.117452</text:p>
              </table:table-cell>
              <table:table-cell office:value-type="float" office:value="65.085729">
                <text:p>65.085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4.63940449300701">
                <text:p>4.63940449300701</text:p>
              </table:table-cell>
              <table:table-cell office:value-type="float" office:value="6.30775110757957">
                <text:p>6.30775110757957</text:p>
              </table:table-cell>
              <table:table-cell office:value-type="float" office:value="64.117452">
                <text:p>64.117452</text:p>
              </table:table-cell>
              <table:table-cell office:value-type="float" office:value="68.282776">
                <text:p>68.282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3.18810757859575">
                <text:p>3.18810757859575</text:p>
              </table:table-cell>
              <table:table-cell office:value-type="float" office:value="4.26102392583182">
                <text:p>4.26102392583182</text:p>
              </table:table-cell>
              <table:table-cell office:value-type="float" office:value="64.117452">
                <text:p>64.117452</text:p>
              </table:table-cell>
              <table:table-cell office:value-type="float" office:value="70.220413">
                <text:p>70.220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71469668620991">
                <text:p>1.71469668620991</text:p>
              </table:table-cell>
              <table:table-cell office:value-type="float" office:value="2.06785623741123">
                <text:p>2.06785623741123</text:p>
              </table:table-cell>
              <table:table-cell office:value-type="float" office:value="64.117452">
                <text:p>64.117452</text:p>
              </table:table-cell>
              <table:table-cell office:value-type="float" office:value="65.111334">
                <text:p>65.111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.117452">
                <text:p>64.117452</text:p>
              </table:table-cell>
              <table:table-cell office:value-type="float" office:value="64.117452">
                <text:p>64.117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237cm" svg:y="0.192cm" style:legend-expansion="custom" svg:width="14.655cm" svg:height="1.036cm" style:legend-expansion-aspect-ratio="14.1457528957529" chart:style-name="ch2"/>
        <chart:plot-area chart:style-name="ch3" table:cell-range-address="Sheet1.A52:Sheet1.A71 Sheet1.M51:Sheet1.R71" chart:data-source-has-labels="row" svg:x="0.709cm" svg:y="1.186cm" svg:width="18.971cm" svg:height="7.211cm">
          <chart:coordinate-region svg:x="1.621cm" svg:y="1.385cm" svg:width="17.687cm" svg:height="6.365cm"/>
          <chart:axis chart:dimension="x" chart:name="primary-x" chart:style-name="ch4">
            <chart:title svg:x="9.354cm" svg:y="8.24cm" chart:style-name="ch5">
              <text:p>#processes</text:p>
            </chart:title>
          </chart:axis>
          <chart:axis chart:dimension="y" chart:name="primary-y" chart:style-name="ch6">
            <chart:title svg:x="0.149cm" svg:y="6.444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M52:Sheet1.M71" chart:label-cell-address="Sheet1.M51:Sheet1.M51" chart:class="chart:scatter">
            <chart:domain table:cell-range-address="Sheet1.A52:Sheet1.A71"/>
            <chart:data-point chart:repeated="20"/>
          </chart:series>
          <chart:series chart:style-name="ch10" chart:values-cell-range-address="Sheet1.N52:Sheet1.N71" chart:label-cell-address="Sheet1.N51:Sheet1.N51" chart:class="chart:scatter">
            <chart:data-point chart:repeated="20"/>
          </chart:series>
          <chart:series chart:style-name="ch11" chart:values-cell-range-address="Sheet1.O52:Sheet1.O71" chart:label-cell-address="Sheet1.O51:Sheet1.O51" chart:class="chart:scatter">
            <chart:data-point chart:repeated="20"/>
          </chart:series>
          <chart:series chart:style-name="ch12" chart:values-cell-range-address="Sheet1.P52:Sheet1.P71" chart:label-cell-address="Sheet1.P51:Sheet1.P51" chart:class="chart:scatter">
            <chart:data-point chart:repeated="20"/>
          </chart:series>
          <chart:series chart:style-name="ch13" chart:values-cell-range-address="Sheet1.Q52:Sheet1.Q71" chart:label-cell-address="Sheet1.Q51:Sheet1.Q51" chart:class="chart:scatter">
            <chart:data-point chart:repeated="20"/>
          </chart:series>
          <chart:series chart:style-name="ch14" chart:values-cell-range-address="Sheet1.R52:Sheet1.R71" chart:label-cell-address="Sheet1.R51:Sheet1.R51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M51:Sheet1.M51</svg:desc>
                </draw:g>
              </table:table-cell>
              <table:table-cell office:value-type="string">
                <text:p>symbolic step</text:p>
                <draw:g>
                  <svg:desc>Sheet1.N51:Sheet1.N51</svg:desc>
                </draw:g>
              </table:table-cell>
              <table:table-cell office:value-type="string">
                <text:p>duplicates elimination</text:p>
                <draw:g>
                  <svg:desc>Sheet1.O51:Sheet1.O51</svg:desc>
                </draw:g>
              </table:table-cell>
              <table:table-cell office:value-type="string">
                <text:p>pre-object generation</text:p>
                <draw:g>
                  <svg:desc>Sheet1.P51:Sheet1.P51</svg:desc>
                </draw:g>
              </table:table-cell>
              <table:table-cell office:value-type="string">
                <text:p>object generation</text:p>
                <draw:g>
                  <svg:desc>Sheet1.Q51:Sheet1.Q51</svg:desc>
                </draw:g>
              </table:table-cell>
              <table:table-cell office:value-type="string">
                <text:p>communication</text:p>
                <draw:g>
                  <svg:desc>Sheet1.R51:Sheet1.R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8">
                <text:p>1548</text:p>
                <draw:g>
                  <svg:desc>Sheet1.A52:Sheet1.A71</svg:desc>
                </draw:g>
              </table:table-cell>
              <table:table-cell office:value-type="float" office:value="0.0853583874796374">
                <text:p>0.0853583874796374</text:p>
                <draw:g>
                  <svg:desc>Sheet1.M52:Sheet1.M71</svg:desc>
                </draw:g>
              </table:table-cell>
              <table:table-cell office:value-type="float" office:value="0.324548171584838">
                <text:p>0.324548171584838</text:p>
                <draw:g>
                  <svg:desc>Sheet1.N52:Sheet1.N71</svg:desc>
                </draw:g>
              </table:table-cell>
              <table:table-cell office:value-type="float" office:value="0.196911802017364">
                <text:p>0.196911802017364</text:p>
                <draw:g>
                  <svg:desc>Sheet1.O52:Sheet1.O71</svg:desc>
                </draw:g>
              </table:table-cell>
              <table:table-cell office:value-type="float" office:value="0.116571299448496">
                <text:p>0.116571299448496</text:p>
                <draw:g>
                  <svg:desc>Sheet1.P52:Sheet1.P71</svg:desc>
                </draw:g>
              </table:table-cell>
              <table:table-cell office:value-type="float" office:value="0.114389479908245">
                <text:p>0.114389479908245</text:p>
                <draw:g>
                  <svg:desc>Sheet1.Q52:Sheet1.Q71</svg:desc>
                </draw:g>
              </table:table-cell>
              <table:table-cell office:value-type="float" office:value="0.16222085956142">
                <text:p>0.16222085956142</text:p>
                <draw:g>
                  <svg:desc>Sheet1.R52:Sheet1.R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2">
                <text:p>1512</text:p>
              </table:table-cell>
              <table:table-cell office:value-type="float" office:value="0.0862591433359821">
                <text:p>0.0862591433359821</text:p>
              </table:table-cell>
              <table:table-cell office:value-type="float" office:value="0.318648569256835">
                <text:p>0.318648569256835</text:p>
              </table:table-cell>
              <table:table-cell office:value-type="float" office:value="0.19947035481015">
                <text:p>0.19947035481015</text:p>
              </table:table-cell>
              <table:table-cell office:value-type="float" office:value="0.118106295986495">
                <text:p>0.118106295986495</text:p>
              </table:table-cell>
              <table:table-cell office:value-type="float" office:value="0.114539465284489">
                <text:p>0.114539465284489</text:p>
              </table:table-cell>
              <table:table-cell office:value-type="float" office:value="0.162976171326049">
                <text:p>0.162976171326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6">
                <text:p>1476</text:p>
              </table:table-cell>
              <table:table-cell office:value-type="float" office:value="0.0844264772835886">
                <text:p>0.0844264772835886</text:p>
              </table:table-cell>
              <table:table-cell office:value-type="float" office:value="0.322397845094955">
                <text:p>0.322397845094955</text:p>
              </table:table-cell>
              <table:table-cell office:value-type="float" office:value="0.194844101292245">
                <text:p>0.194844101292245</text:p>
              </table:table-cell>
              <table:table-cell office:value-type="float" office:value="0.116512973710189">
                <text:p>0.116512973710189</text:p>
              </table:table-cell>
              <table:table-cell office:value-type="float" office:value="0.113492749288321">
                <text:p>0.113492749288321</text:p>
              </table:table-cell>
              <table:table-cell office:value-type="float" office:value="0.168325853330702">
                <text:p>0.168325853330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8">
                <text:p>1368</text:p>
              </table:table-cell>
              <table:table-cell office:value-type="float" office:value="0.0854995093603708">
                <text:p>0.0854995093603708</text:p>
              </table:table-cell>
              <table:table-cell office:value-type="float" office:value="0.318094386113041">
                <text:p>0.318094386113041</text:p>
              </table:table-cell>
              <table:table-cell office:value-type="float" office:value="0.200447035867827">
                <text:p>0.200447035867827</text:p>
              </table:table-cell>
              <table:table-cell office:value-type="float" office:value="0.119065063450515">
                <text:p>0.119065063450515</text:p>
              </table:table-cell>
              <table:table-cell office:value-type="float" office:value="0.114578228622851">
                <text:p>0.114578228622851</text:p>
              </table:table-cell>
              <table:table-cell office:value-type="float" office:value="0.162315776585396">
                <text:p>0.162315776585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0">
                <text:p>1260</text:p>
              </table:table-cell>
              <table:table-cell office:value-type="float" office:value="0.0875266944366205">
                <text:p>0.0875266944366205</text:p>
              </table:table-cell>
              <table:table-cell office:value-type="float" office:value="0.316963879845694">
                <text:p>0.316963879845694</text:p>
              </table:table-cell>
              <table:table-cell office:value-type="float" office:value="0.201215763466607">
                <text:p>0.201215763466607</text:p>
              </table:table-cell>
              <table:table-cell office:value-type="float" office:value="0.120664691601013">
                <text:p>0.120664691601013</text:p>
              </table:table-cell>
              <table:table-cell office:value-type="float" office:value="0.12314227955185">
                <text:p>0.12314227955185</text:p>
              </table:table-cell>
              <table:table-cell office:value-type="float" office:value="0.150486691098215">
                <text:p>0.150486691098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2">
                <text:p>1152</text:p>
              </table:table-cell>
              <table:table-cell office:value-type="float" office:value="0.0891667962503964">
                <text:p>0.0891667962503964</text:p>
              </table:table-cell>
              <table:table-cell office:value-type="float" office:value="0.318363280246722">
                <text:p>0.318363280246722</text:p>
              </table:table-cell>
              <table:table-cell office:value-type="float" office:value="0.194189180446197">
                <text:p>0.194189180446197</text:p>
              </table:table-cell>
              <table:table-cell office:value-type="float" office:value="0.119796379615077">
                <text:p>0.119796379615077</text:p>
              </table:table-cell>
              <table:table-cell office:value-type="float" office:value="0.122344483098247">
                <text:p>0.122344483098247</text:p>
              </table:table-cell>
              <table:table-cell office:value-type="float" office:value="0.156139880343361">
                <text:p>0.156139880343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4">
                <text:p>1044</text:p>
              </table:table-cell>
              <table:table-cell office:value-type="float" office:value="0.0908267283278988">
                <text:p>0.0908267283278988</text:p>
              </table:table-cell>
              <table:table-cell office:value-type="float" office:value="0.307853970704694">
                <text:p>0.307853970704694</text:p>
              </table:table-cell>
              <table:table-cell office:value-type="float" office:value="0.197762137877821">
                <text:p>0.197762137877821</text:p>
              </table:table-cell>
              <table:table-cell office:value-type="float" office:value="0.123913742773419">
                <text:p>0.123913742773419</text:p>
              </table:table-cell>
              <table:table-cell office:value-type="float" office:value="0.131654057378401">
                <text:p>0.131654057378401</text:p>
              </table:table-cell>
              <table:table-cell office:value-type="float" office:value="0.147989362937766">
                <text:p>0.147989362937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6">
                <text:p>936</text:p>
              </table:table-cell>
              <table:table-cell office:value-type="float" office:value="0.0924158958733313">
                <text:p>0.0924158958733313</text:p>
              </table:table-cell>
              <table:table-cell office:value-type="float" office:value="0.31842088676806">
                <text:p>0.31842088676806</text:p>
              </table:table-cell>
              <table:table-cell office:value-type="float" office:value="0.191303018597003">
                <text:p>0.191303018597003</text:p>
              </table:table-cell>
              <table:table-cell office:value-type="float" office:value="0.121712001982126">
                <text:p>0.121712001982126</text:p>
              </table:table-cell>
              <table:table-cell office:value-type="float" office:value="0.137687920242923">
                <text:p>0.137687920242923</text:p>
              </table:table-cell>
              <table:table-cell office:value-type="float" office:value="0.138460276536556">
                <text:p>0.138460276536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8">
                <text:p>828</text:p>
              </table:table-cell>
              <table:table-cell office:value-type="float" office:value="0.0944216326361348">
                <text:p>0.0944216326361348</text:p>
              </table:table-cell>
              <table:table-cell office:value-type="float" office:value="0.315726148050681">
                <text:p>0.315726148050681</text:p>
              </table:table-cell>
              <table:table-cell office:value-type="float" office:value="0.197494193303773">
                <text:p>0.197494193303773</text:p>
              </table:table-cell>
              <table:table-cell office:value-type="float" office:value="0.122854418339013">
                <text:p>0.122854418339013</text:p>
              </table:table-cell>
              <table:table-cell office:value-type="float" office:value="0.135685572078851">
                <text:p>0.135685572078851</text:p>
              </table:table-cell>
              <table:table-cell office:value-type="float" office:value="0.133818035591547">
                <text:p>0.133818035591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">
                <text:p>720</text:p>
              </table:table-cell>
              <table:table-cell office:value-type="float" office:value="0.0943232708935256">
                <text:p>0.0943232708935256</text:p>
              </table:table-cell>
              <table:table-cell office:value-type="float" office:value="0.319343239012811">
                <text:p>0.319343239012811</text:p>
              </table:table-cell>
              <table:table-cell office:value-type="float" office:value="0.19615922175129">
                <text:p>0.19615922175129</text:p>
              </table:table-cell>
              <table:table-cell office:value-type="float" office:value="0.130750195994579">
                <text:p>0.130750195994579</text:p>
              </table:table-cell>
              <table:table-cell office:value-type="float" office:value="0.133553908715606">
                <text:p>0.133553908715606</text:p>
              </table:table-cell>
              <table:table-cell office:value-type="float" office:value="0.125870163632189">
                <text:p>0.125870163632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881437020877355">
                <text:p>0.0881437020877355</text:p>
              </table:table-cell>
              <table:table-cell office:value-type="float" office:value="0.36796347415019">
                <text:p>0.36796347415019</text:p>
              </table:table-cell>
              <table:table-cell office:value-type="float" office:value="0.171176222738745">
                <text:p>0.171176222738745</text:p>
              </table:table-cell>
              <table:table-cell office:value-type="float" office:value="0.120574312623276">
                <text:p>0.120574312623276</text:p>
              </table:table-cell>
              <table:table-cell office:value-type="float" office:value="0.110201771993034">
                <text:p>0.110201771993034</text:p>
              </table:table-cell>
              <table:table-cell office:value-type="float" office:value="0.14194051640702">
                <text:p>0.141940516407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6">
                <text:p>576</text:p>
              </table:table-cell>
              <table:table-cell office:value-type="float" office:value="0.0890922191673625">
                <text:p>0.0890922191673625</text:p>
              </table:table-cell>
              <table:table-cell office:value-type="float" office:value="0.364419296319003">
                <text:p>0.364419296319003</text:p>
              </table:table-cell>
              <table:table-cell office:value-type="float" office:value="0.174119247202803">
                <text:p>0.174119247202803</text:p>
              </table:table-cell>
              <table:table-cell office:value-type="float" office:value="0.122720098689232">
                <text:p>0.122720098689232</text:p>
              </table:table-cell>
              <table:table-cell office:value-type="float" office:value="0.108614293887482">
                <text:p>0.108614293887482</text:p>
              </table:table-cell>
              <table:table-cell office:value-type="float" office:value="0.141034844734118">
                <text:p>0.141034844734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0.0863152633138814">
                <text:p>0.0863152633138814</text:p>
              </table:table-cell>
              <table:table-cell office:value-type="float" office:value="0.374982689600589">
                <text:p>0.374982689600589</text:p>
              </table:table-cell>
              <table:table-cell office:value-type="float" office:value="0.172354389064289">
                <text:p>0.172354389064289</text:p>
              </table:table-cell>
              <table:table-cell office:value-type="float" office:value="0.124189847406714">
                <text:p>0.124189847406714</text:p>
              </table:table-cell>
              <table:table-cell office:value-type="float" office:value="0.107941918006759">
                <text:p>0.107941918006759</text:p>
              </table:table-cell>
              <table:table-cell office:value-type="float" office:value="0.134215892607767">
                <text:p>0.134215892607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">
                <text:p>432</text:p>
              </table:table-cell>
              <table:table-cell office:value-type="float" office:value="0.0871206339249138">
                <text:p>0.0871206339249138</text:p>
              </table:table-cell>
              <table:table-cell office:value-type="float" office:value="0.373585599299757">
                <text:p>0.373585599299757</text:p>
              </table:table-cell>
              <table:table-cell office:value-type="float" office:value="0.176172565565745">
                <text:p>0.176172565565745</text:p>
              </table:table-cell>
              <table:table-cell office:value-type="float" office:value="0.126344053440838">
                <text:p>0.126344053440838</text:p>
              </table:table-cell>
              <table:table-cell office:value-type="float" office:value="0.10663511048958">
                <text:p>0.10663511048958</text:p>
              </table:table-cell>
              <table:table-cell office:value-type="float" office:value="0.130142037279165">
                <text:p>0.130142037279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">
                <text:p>360</text:p>
              </table:table-cell>
              <table:table-cell office:value-type="float" office:value="0.0835846319025201">
                <text:p>0.0835846319025201</text:p>
              </table:table-cell>
              <table:table-cell office:value-type="float" office:value="0.377571827726349">
                <text:p>0.377571827726349</text:p>
              </table:table-cell>
              <table:table-cell office:value-type="float" office:value="0.181681859209585">
                <text:p>0.181681859209585</text:p>
              </table:table-cell>
              <table:table-cell office:value-type="float" office:value="0.12599891881883">
                <text:p>0.12599891881883</text:p>
              </table:table-cell>
              <table:table-cell office:value-type="float" office:value="0.100708174985176">
                <text:p>0.100708174985176</text:p>
              </table:table-cell>
              <table:table-cell office:value-type="float" office:value="0.130454587357539">
                <text:p>0.130454587357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">
                <text:p>288</text:p>
              </table:table-cell>
              <table:table-cell office:value-type="float" office:value="0.0812172498134973">
                <text:p>0.0812172498134973</text:p>
              </table:table-cell>
              <table:table-cell office:value-type="float" office:value="0.391071491847031">
                <text:p>0.391071491847031</text:p>
              </table:table-cell>
              <table:table-cell office:value-type="float" office:value="0.181900408093329">
                <text:p>0.181900408093329</text:p>
              </table:table-cell>
              <table:table-cell office:value-type="float" office:value="0.122030945043232">
                <text:p>0.122030945043232</text:p>
              </table:table-cell>
              <table:table-cell office:value-type="float" office:value="0.0948283505567837">
                <text:p>0.0948283505567837</text:p>
              </table:table-cell>
              <table:table-cell office:value-type="float" office:value="0.128951554646127">
                <text:p>0.128951554646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0.0771061185322633">
                <text:p>0.0771061185322633</text:p>
              </table:table-cell>
              <table:table-cell office:value-type="float" office:value="0.397638687289664">
                <text:p>0.397638687289664</text:p>
              </table:table-cell>
              <table:table-cell office:value-type="float" office:value="0.187505987545665">
                <text:p>0.187505987545665</text:p>
              </table:table-cell>
              <table:table-cell office:value-type="float" office:value="0.126486091229205">
                <text:p>0.126486091229205</text:p>
              </table:table-cell>
              <table:table-cell office:value-type="float" office:value="0.0918175088675608">
                <text:p>0.0918175088675608</text:p>
              </table:table-cell>
              <table:table-cell office:value-type="float" office:value="0.119445606535642">
                <text:p>0.119445606535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0.0758554333765024">
                <text:p>0.0758554333765024</text:p>
              </table:table-cell>
              <table:table-cell office:value-type="float" office:value="0.409152951700426">
                <text:p>0.409152951700426</text:p>
              </table:table-cell>
              <table:table-cell office:value-type="float" office:value="0.185434900374089">
                <text:p>0.185434900374089</text:p>
              </table:table-cell>
              <table:table-cell office:value-type="float" office:value="0.127247125107129">
                <text:p>0.127247125107129</text:p>
              </table:table-cell>
              <table:table-cell office:value-type="float" office:value="0.0960430083897908">
                <text:p>0.0960430083897908</text:p>
              </table:table-cell>
              <table:table-cell office:value-type="float" office:value="0.106266581052063">
                <text:p>0.106266581052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0.0839845878066771">
                <text:p>0.0839845878066771</text:p>
              </table:table-cell>
              <table:table-cell office:value-type="float" office:value="0.421208213868185">
                <text:p>0.421208213868185</text:p>
              </table:table-cell>
              <table:table-cell office:value-type="float" office:value="0.187514514475453">
                <text:p>0.187514514475453</text:p>
              </table:table-cell>
              <table:table-cell office:value-type="float" office:value="0.125158097632289">
                <text:p>0.125158097632289</text:p>
              </table:table-cell>
              <table:table-cell office:value-type="float" office:value="0.108027530784101">
                <text:p>0.108027530784101</text:p>
              </table:table-cell>
              <table:table-cell office:value-type="float" office:value="0.0741070554332947">
                <text:p>0.0741070554332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.096156928748898">
                <text:p>0.096156928748898</text:p>
              </table:table-cell>
              <table:table-cell office:value-type="float" office:value="0.417243249491415">
                <text:p>0.417243249491415</text:p>
              </table:table-cell>
              <table:table-cell office:value-type="float" office:value="0.191442692801767">
                <text:p>0.191442692801767</text:p>
              </table:table-cell>
              <table:table-cell office:value-type="float" office:value="0.124487910344676">
                <text:p>0.124487910344676</text:p>
              </table:table-cell>
              <table:table-cell office:value-type="float" office:value="0.118291744459207">
                <text:p>0.118291744459207</text:p>
              </table:table-cell>
              <table:table-cell office:value-type="float" office:value="0.0523774741540371">
                <text:p>0.05237747415403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11.33cm" svg:y="5.794cm" style:legend-expansion="custom" svg:width="6.835cm" svg:height="1.755cm" style:legend-expansion-aspect-ratio="3.89458689458689" chart:style-name="ch2"/>
        <chart:plot-area chart:style-name="ch3" table:cell-range-address="Sheet1.F52:Sheet1.G71 Sheet1.G6:Sheet1.G25 Sheet1.G29:Sheet1.G48 Sheet1.F51:Sheet1.F51" chart:data-source-has-labels="row" svg:x="0.673cm" svg:y="0.359cm" svg:width="18.474cm" svg:height="8.073cm">
          <chart:coordinate-region svg:x="1.585cm" svg:y="0.558cm" svg:width="16.94cm" svg:height="7.227cm"/>
          <chart:axis chart:dimension="x" chart:name="primary-x" chart:style-name="ch4">
            <chart:title svg:x="7.957cm" svg:y="8.24cm" chart:style-name="ch5">
              <text:p>Relative symbolic #objects </text:p>
            </chart:title>
          </chart:axis>
          <chart:axis chart:dimension="y" chart:name="primary-y" chart:style-name="ch6">
            <chart:title svg:x="0.199cm" svg:y="5.324cm" chart:style-name="ch7">
              <text:p>Accuracy</text:p>
            </chart:title>
            <chart:grid chart:style-name="ch8" chart:class="major"/>
          </chart:axis>
          <chart:axis chart:dimension="y" chart:name="secondary-y" chart:style-name="ch9">
            <chart:title svg:x="19.203cm" svg:y="5.935cm" chart:style-name="ch7">
              <text:p>Relative #objects </text:p>
            </chart:title>
          </chart:axis>
          <chart:series chart:attached-axis="primary-y" chart:style-name="ch10" chart:values-cell-range-address="Sheet1.G6:Sheet1.G25" loext:label-string="&quot;probabilistic ranking accuracy&quot;" chart:class="chart:scatter">
            <chart:domain table:cell-range-address="Sheet1.G52:Sheet1.G71"/>
            <chart:data-point chart:repeated="20"/>
          </chart:series>
          <chart:series chart:attached-axis="primary-y" chart:style-name="ch11" chart:values-cell-range-address="Sheet1.G29:Sheet1.G48" loext:label-string="&quot;deterministic ranking accuracy&quot;" chart:class="chart:scatter">
            <chart:domain table:cell-range-address="Sheet1.I52:Sheet1.I71"/>
            <chart:data-point chart:repeated="20"/>
          </chart:series>
          <chart:series chart:attached-axis="secondary-y" chart:style-name="ch12" chart:values-cell-range-address="Sheet1.F52:Sheet1.F71" chart:label-cell-address="Sheet1.F51:Sheet1.F5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babilistic ranking accuracy</text:p>
              </table:table-cell>
              <table:table-cell office:value-type="string">
                <text:p>Column I</text:p>
              </table:table-cell>
              <table:table-cell office:value-type="string">
                <text:p>deterministic ranking accuracy</text:p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6505317931248">
                <text:p>32.6505317931248</text:p>
                <draw:g>
                  <svg:desc>Sheet1.G52:Sheet1.G71</svg:desc>
                </draw:g>
              </table:table-cell>
              <table:table-cell office:value-type="float" office:value="0.363926">
                <text:p>0.363926</text:p>
                <draw:g>
                  <svg:desc>Sheet1.G6:Sheet1.G25</svg:desc>
                </draw:g>
              </table:table-cell>
              <table:table-cell office:value-type="float" office:value="32.6654445652054">
                <text:p>32.6654445652054</text:p>
                <draw:g>
                  <svg:desc>Sheet1.I52:Sheet1.I71</svg:desc>
                </draw:g>
              </table:table-cell>
              <table:table-cell office:value-type="float" office:value="0.395694">
                <text:p>0.395694</text:p>
                <draw:g>
                  <svg:desc>Sheet1.G29:Sheet1.G48</svg:desc>
                </draw:g>
              </table:table-cell>
              <table:table-cell office:value-type="float" office:value="31.0517249774844">
                <text:p>31.0517249774844</text:p>
                <draw:g>
                  <svg:desc>Sheet1.F52:Sheet1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8273660904058">
                <text:p>31.8273660904058</text:p>
              </table:table-cell>
              <table:table-cell office:value-type="float" office:value="0.361791">
                <text:p>0.361791</text:p>
              </table:table-cell>
              <table:table-cell office:value-type="float" office:value="31.85144969461">
                <text:p>31.85144969461</text:p>
              </table:table-cell>
              <table:table-cell office:value-type="float" office:value="0.393174">
                <text:p>0.393174</text:p>
              </table:table-cell>
              <table:table-cell office:value-type="float" office:value="30.5336237723565">
                <text:p>30.5336237723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0047210775189">
                <text:p>31.0047210775189</text:p>
              </table:table-cell>
              <table:table-cell office:value-type="float" office:value="0.359296">
                <text:p>0.359296</text:p>
              </table:table-cell>
              <table:table-cell office:value-type="float" office:value="31.0429225960423">
                <text:p>31.0429225960423</text:p>
              </table:table-cell>
              <table:table-cell office:value-type="float" office:value="0.39105">
                <text:p>0.39105</text:p>
              </table:table-cell>
              <table:table-cell office:value-type="float" office:value="30.0051545994396">
                <text:p>30.0051545994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5360688682475">
                <text:p>28.5360688682475</text:p>
              </table:table-cell>
              <table:table-cell office:value-type="float" office:value="0.355519">
                <text:p>0.355519</text:p>
              </table:table-cell>
              <table:table-cell office:value-type="float" office:value="28.5721591349848">
                <text:p>28.5721591349848</text:p>
              </table:table-cell>
              <table:table-cell office:value-type="float" office:value="0.386557">
                <text:p>0.386557</text:p>
              </table:table-cell>
              <table:table-cell office:value-type="float" office:value="28.4162927007727">
                <text:p>28.4162927007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0684529334513">
                <text:p>26.0684529334513</text:p>
              </table:table-cell>
              <table:table-cell office:value-type="float" office:value="0.353456">
                <text:p>0.353456</text:p>
              </table:table-cell>
              <table:table-cell office:value-type="float" office:value="26.0688156402305">
                <text:p>26.0688156402305</text:p>
              </table:table-cell>
              <table:table-cell office:value-type="float" office:value="0.383562">
                <text:p>0.383562</text:p>
              </table:table-cell>
              <table:table-cell office:value-type="float" office:value="26.8416839881247">
                <text:p>26.8416839881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4196093414941">
                <text:p>23.4196093414941</text:p>
              </table:table-cell>
              <table:table-cell office:value-type="float" office:value="0.351438">
                <text:p>0.351438</text:p>
              </table:table-cell>
              <table:table-cell office:value-type="float" office:value="23.4144651595338">
                <text:p>23.4144651595338</text:p>
              </table:table-cell>
              <table:table-cell office:value-type="float" office:value="0.380869">
                <text:p>0.380869</text:p>
              </table:table-cell>
              <table:table-cell office:value-type="float" office:value="25.2878539873949">
                <text:p>25.2878539873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7946157131245">
                <text:p>20.7946157131245</text:p>
              </table:table-cell>
              <table:table-cell office:value-type="float" office:value="0.342799">
                <text:p>0.342799</text:p>
              </table:table-cell>
              <table:table-cell office:value-type="float" office:value="20.7434233570797">
                <text:p>20.7434233570797</text:p>
              </table:table-cell>
              <table:table-cell office:value-type="float" office:value="0.373105">
                <text:p>0.373105</text:p>
              </table:table-cell>
              <table:table-cell office:value-type="float" office:value="23.6704109224186">
                <text:p>23.6704109224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5710895959052">
                <text:p>18.5710895959052</text:p>
              </table:table-cell>
              <table:table-cell office:value-type="float" office:value="0.342076">
                <text:p>0.342076</text:p>
              </table:table-cell>
              <table:table-cell office:value-type="float" office:value="18.4247599105833">
                <text:p>18.4247599105833</text:p>
              </table:table-cell>
              <table:table-cell office:value-type="float" office:value="0.370634">
                <text:p>0.370634</text:p>
              </table:table-cell>
              <table:table-cell office:value-type="float" office:value="21.5931305879432">
                <text:p>21.5931305879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8532203235081">
                <text:p>16.8532203235081</text:p>
              </table:table-cell>
              <table:table-cell office:value-type="float" office:value="0.340342">
                <text:p>0.340342</text:p>
              </table:table-cell>
              <table:table-cell office:value-type="float" office:value="16.7160781600314">
                <text:p>16.7160781600314</text:p>
              </table:table-cell>
              <table:table-cell office:value-type="float" office:value="0.36832">
                <text:p>0.36832</text:p>
              </table:table-cell>
              <table:table-cell office:value-type="float" office:value="19.0484959162267">
                <text:p>19.0484959162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095419723193">
                <text:p>15.0095419723193</text:p>
              </table:table-cell>
              <table:table-cell office:value-type="float" office:value="0.332386">
                <text:p>0.332386</text:p>
              </table:table-cell>
              <table:table-cell office:value-type="float" office:value="14.9560683442958">
                <text:p>14.9560683442958</text:p>
              </table:table-cell>
              <table:table-cell office:value-type="float" office:value="0.36126">
                <text:p>0.36126</text:p>
              </table:table-cell>
              <table:table-cell office:value-type="float" office:value="16.4416247671851">
                <text:p>16.4416247671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245871725568">
                <text:p>13.8245871725568</text:p>
              </table:table-cell>
              <table:table-cell office:value-type="float" office:value="0.330623">
                <text:p>0.330623</text:p>
              </table:table-cell>
              <table:table-cell office:value-type="float" office:value="13.7970817177647">
                <text:p>13.7970817177647</text:p>
              </table:table-cell>
              <table:table-cell office:value-type="float" office:value="0.357792">
                <text:p>0.357792</text:p>
              </table:table-cell>
              <table:table-cell office:value-type="float" office:value="14.7240901036309">
                <text:p>14.7240901036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6024247320732">
                <text:p>12.6024247320732</text:p>
              </table:table-cell>
              <table:table-cell office:value-type="float" office:value="0.320213">
                <text:p>0.320213</text:p>
              </table:table-cell>
              <table:table-cell office:value-type="float" office:value="12.5872595785331">
                <text:p>12.5872595785331</text:p>
              </table:table-cell>
              <table:table-cell office:value-type="float" office:value="0.349371">
                <text:p>0.349371</text:p>
              </table:table-cell>
              <table:table-cell office:value-type="float" office:value="13.0531583254157">
                <text:p>13.0531583254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704974649683">
                <text:p>11.3704974649683</text:p>
              </table:table-cell>
              <table:table-cell office:value-type="float" office:value="0.313558">
                <text:p>0.313558</text:p>
              </table:table-cell>
              <table:table-cell office:value-type="float" office:value="11.377442422506">
                <text:p>11.377442422506</text:p>
              </table:table-cell>
              <table:table-cell office:value-type="float" office:value="0.342358">
                <text:p>0.342358</text:p>
              </table:table-cell>
              <table:table-cell office:value-type="float" office:value="11.3724160819041">
                <text:p>11.3724160819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95249734205">
                <text:p>10.095249734205</text:p>
              </table:table-cell>
              <table:table-cell office:value-type="float" office:value="0.311823">
                <text:p>0.311823</text:p>
              </table:table-cell>
              <table:table-cell office:value-type="float" office:value="10.0972106258085">
                <text:p>10.0972106258085</text:p>
              </table:table-cell>
              <table:table-cell office:value-type="float" office:value="0.341102">
                <text:p>0.341102</text:p>
              </table:table-cell>
              <table:table-cell office:value-type="float" office:value="9.68885562221385">
                <text:p>9.68885562221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83519658268519">
                <text:p>8.83519658268519</text:p>
              </table:table-cell>
              <table:table-cell office:value-type="float" office:value="0.30611">
                <text:p>0.30611</text:p>
              </table:table-cell>
              <table:table-cell office:value-type="float" office:value="8.83595247812207">
                <text:p>8.83595247812207</text:p>
              </table:table-cell>
              <table:table-cell office:value-type="float" office:value="0.335077">
                <text:p>0.335077</text:p>
              </table:table-cell>
              <table:table-cell office:value-type="float" office:value="7.99583939678328">
                <text:p>7.99583939678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6014387407506">
                <text:p>7.56014387407506</text:p>
              </table:table-cell>
              <table:table-cell office:value-type="float" office:value="0.295873">
                <text:p>0.295873</text:p>
              </table:table-cell>
              <table:table-cell office:value-type="float" office:value="7.57757226833387">
                <text:p>7.57757226833387</text:p>
              </table:table-cell>
              <table:table-cell office:value-type="float" office:value="0.324141">
                <text:p>0.324141</text:p>
              </table:table-cell>
              <table:table-cell office:value-type="float" office:value="6.28349060898903">
                <text:p>6.283490608989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775110757957">
                <text:p>6.30775110757957</text:p>
              </table:table-cell>
              <table:table-cell office:value-type="float" office:value="0.29232">
                <text:p>0.29232</text:p>
              </table:table-cell>
              <table:table-cell office:value-type="float" office:value="6.30382923162637">
                <text:p>6.30382923162637</text:p>
              </table:table-cell>
              <table:table-cell office:value-type="float" office:value="0.321004">
                <text:p>0.321004</text:p>
              </table:table-cell>
              <table:table-cell office:value-type="float" office:value="4.63940449300701">
                <text:p>4.63940449300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6102392583182">
                <text:p>4.26102392583182</text:p>
              </table:table-cell>
              <table:table-cell office:value-type="float" office:value="0.278952">
                <text:p>0.278952</text:p>
              </table:table-cell>
              <table:table-cell office:value-type="float" office:value="4.26080365589851">
                <text:p>4.26080365589851</text:p>
              </table:table-cell>
              <table:table-cell office:value-type="float" office:value="0.306868">
                <text:p>0.306868</text:p>
              </table:table-cell>
              <table:table-cell office:value-type="float" office:value="3.18810757859575">
                <text:p>3.18810757859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6785623741123">
                <text:p>2.06785623741123</text:p>
              </table:table-cell>
              <table:table-cell office:value-type="float" office:value="0.255178">
                <text:p>0.255178</text:p>
              </table:table-cell>
              <table:table-cell office:value-type="float" office:value="2.06398320715036">
                <text:p>2.06398320715036</text:p>
              </table:table-cell>
              <table:table-cell office:value-type="float" office:value="0.280963">
                <text:p>0.280963</text:p>
              </table:table-cell>
              <table:table-cell office:value-type="float" office:value="1.71469668620991">
                <text:p>1.71469668620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33905">
                <text:p>0.233905</text:p>
              </table:table-cell>
              <table:table-cell office:value-type="float" office:value="1">
                <text:p>1</text:p>
              </table:table-cell>
              <table:table-cell office:value-type="float" office:value="0.261729">
                <text:p>0.2617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